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33.75pt"/>
    </style:style>
    <style:style style:name="co2" style:family="table-column">
      <style:table-column-properties fo:break-before="auto" style:column-width="36.0pt"/>
    </style:style>
    <style:style style:name="co3" style:family="table-column">
      <style:table-column-properties fo:break-before="auto" style:column-width="85.5pt"/>
    </style:style>
    <style:style style:name="co4" style:family="table-column">
      <style:table-column-properties fo:break-before="auto" style:column-width="24.75pt"/>
    </style:style>
    <style:style style:name="co5" style:family="table-column">
      <style:table-column-properties fo:break-before="auto" style:column-width="31.5pt"/>
    </style:style>
    <style:style style:name="co6" style:family="table-column">
      <style:table-column-properties fo:break-before="auto" style:column-width="23.25pt"/>
    </style:style>
    <style:style style:name="co7" style:family="table-column">
      <style:table-column-properties fo:break-before="auto" style:column-width="95.25pt"/>
    </style:style>
    <style:style style:name="co8" style:family="table-column">
      <style:table-column-properties fo:break-before="auto" style:column-width="30.0pt"/>
    </style:style>
    <style:style style:name="co9" style:family="table-column">
      <style:table-column-properties fo:break-before="auto" style:column-width="59.25pt"/>
    </style:style>
    <style:style style:name="co10" style:family="table-column">
      <style:table-column-properties fo:break-before="auto" style:column-width="279.0pt"/>
    </style:style>
    <style:style style:name="co11" style:family="table-column">
      <style:table-column-properties fo:break-before="auto" style:column-width="11.25pt"/>
    </style:style>
    <style:style style:name="co12" style:family="table-column">
      <style:table-column-properties fo:break-before="auto" style:column-width="16.5pt"/>
    </style:style>
    <style:style style:name="co13" style:family="table-column">
      <style:table-column-properties fo:break-before="auto" style:column-width="47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43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3pt"/>
    </style:style>
    <style:style style:name="ro4" style:family="table-row">
      <style:table-row-properties fo:break-before="auto" style:row-height="36pt"/>
    </style:style>
    <style:style style:name="ro5" style:family="table-row">
      <style:table-row-properties fo:break-before="auto" style:row-height="24pt"/>
    </style:style>
    <style:style style:name="ro6" style:family="table-row">
      <style:table-row-properties fo:break-before="auto" style:row-height="48pt"/>
    </style:style>
    <style:style style:name="ro7" style:family="table-row">
      <style:table-row-properties fo:break-before="auto" style:row-height="60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22" style:family="table-cell"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23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0.035cm solid #000000" style:diagonal-bl-tr="none" style:diagonal-tl-br="none" fo:wrap-option="wrap"/>
      <style:paragraph-properties fo:text-align="center"/>
    </style:style>
    <style:style style:name="ce24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25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center"/>
    </style:style>
    <style:style style:name="ce26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0.035cm solid #000000" style:diagonal-bl-tr="none" style:diagonal-tl-br="none" fo:wrap-option="wrap"/>
    </style:style>
    <style:style style:name="ce27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fo:wrap-option="wrap"/>
    </style:style>
    <style:style style:name="ce28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none" style:diagonal-bl-tr="none" style:diagonal-tl-br="none" fo:wrap-option="wrap"/>
      <style:paragraph-properties fo:text-align="center"/>
    </style:style>
    <style:style style:name="ce30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31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  <style:paragraph-properties fo:text-align="center"/>
    </style:style>
    <style:style style:name="ce32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none" style:diagonal-bl-tr="none" style:diagonal-tl-br="none" fo:wrap-option="wrap"/>
    </style:style>
    <style:style style:name="ce33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fo:wrap-option="wrap"/>
    </style:style>
    <style:style style:name="ce34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35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0.035cm solid #000000" style:diagonal-bl-tr="none" style:diagonal-tl-br="none" fo:wrap-option="wrap"/>
      <style:paragraph-properties fo:text-align="center"/>
    </style:style>
    <style:style style:name="ce36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/>
    </style:style>
    <style:style style:name="ce37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/>
      <style:paragraph-properties fo:text-align="center"/>
    </style:style>
    <style:style style:name="ce38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0.035cm solid #000000" style:diagonal-bl-tr="none" style:diagonal-tl-br="none" fo:wrap-option="wrap"/>
    </style:style>
    <style:style style:name="ce39" style:family="table-cell" style:data-style-name="N4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40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fo:wrap-option="wrap"/>
      <style:paragraph-properties fo:text-align="center"/>
    </style:style>
    <style:style style:name="ce41" style:family="table-cell" style:data-style-name="N4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42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43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fo:wrap-option="wrap"/>
    </style:style>
    <style:style style:name="ce44" style:family="table-cell" style:data-style-name="N4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/>
    </style:style>
    <style:style style:name="ce45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0.035cm solid #000000" style:diagonal-bl-tr="none" style:diagonal-tl-br="none" fo:wrap-option="wrap"/>
      <style:paragraph-properties fo:text-align="center"/>
    </style:style>
    <style:style style:name="ce46" style:family="table-cell" style:data-style-name="N4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47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48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center"/>
    </style:style>
    <style:style style:name="ce49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0.035cm solid #000000" style:diagonal-bl-tr="none" style:diagonal-tl-br="none" fo:wrap-option="wrap"/>
    </style:style>
  </office:automatic-styles>
  <office:body>
    <office:spreadsheet>
      <table:table table:name="Full List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5" table:visibility="collapse"/>
        <table:table-column table:style-name="co12" table:default-cell-style-name="Default" table:visibility="collapse"/>
        <table:table-column table:style-name="co11" table:default-cell-style-name="Default" table:number-columns-repeated="3" table:visibility="collapse"/>
        <table:table-column table:style-name="co13" table:default-cell-style-name="Default"/>
        <table:table-column table:style-name="co0" table:default-cell-style-name="Default" table:number-columns-repeated="1002"/>
        <table:table-row table:style-name="ro1">
          <table:table-cell table:style-name="ce21" table:number-columns-spanned="12" table:number-rows-spanned="1" office:value-type="string">
            <text:p>Commonly Summoned Creatures</text:p>
          </table:table-cell>
          <table:covered-table-cell table:number-columns-repeated="11" table:style-name="ce21"/>
          <table:table-cell table:number-columns-repeated="1012"/>
        </table:table-row>
        <table:table-row table:style-name="ro2">
          <table:table-cell table:number-columns-repeated="12" table:style-name="ce22"/>
          <table:table-cell table:number-columns-repeated="1012"/>
        </table:table-row>
        <table:table-row table:style-name="ro3">
          <table:table-cell table:style-name="ce23" office:value-type="string">
            <text:p>Min IQ</text:p>
          </table:table-cell>
          <table:table-cell table:style-name="ce24" office:value-type="string">
            <text:p>Pwr</text:p>
          </table:table-cell>
          <table:table-cell table:style-name="ce24" office:value-type="string">
            <text:p>Creature</text:p>
          </table:table-cell>
          <table:table-cell table:style-name="ce25" office:value-type="string">
            <text:p>ST</text:p>
          </table:table-cell>
          <table:table-cell table:style-name="ce25" office:value-type="string">
            <text:p>DX</text:p>
          </table:table-cell>
          <table:table-cell table:style-name="ce25" office:value-type="string">
            <text:p>IQ</text:p>
          </table:table-cell>
          <table:table-cell table:style-name="ce25" office:value-type="string">
            <text:p>MA</text:p>
          </table:table-cell>
          <table:table-cell table:style-name="ce25" office:value-type="string">
            <text:p>HT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# Atks</text:p>
          </table:table-cell>
          <table:table-cell table:style-name="ce25" office:value-type="string">
            <text:p>Poison</text:p>
          </table:table-cell>
          <table:table-cell table:style-name="ce26" office:value-type="string">
            <text:p>Notes</text:p>
          </table:table-cell>
          <table:table-cell table:style-name="ce27" office:value-type="float" office:value="1.0">
            <text:p>1</text:p>
          </table:table-cell>
          <table:table-cell table:style-name="ce28" office:value-type="float" office:value="2.0">
            <text:p>2</text:p>
          </table:table-cell>
          <table:table-cell table:style-name="ce28" office:value-type="float" office:value="3.0">
            <text:p>3</text:p>
          </table:table-cell>
          <table:table-cell table:style-name="ce28" office:value-type="float" office:value="4.0">
            <text:p>4</text:p>
          </table:table-cell>
          <table:table-cell table:style-name="ce28" office:value-type="float" office:value="5.0">
            <text:p>5</text:p>
          </table:table-cell>
          <table:table-cell table:style-name="ce28"/>
          <table:table-cell table:style-name="ce28" office:value-type="string">
            <text:p>*</text:p>
          </table:table-cell>
          <table:table-cell table:style-name="ce28" office:value-type="float" office:value="4.0">
            <text:p>4</text:p>
          </table:table-cell>
          <table:table-cell table:style-name="ce28" office:value-type="float" office:value="5.0">
            <text:p>5</text:p>
          </table:table-cell>
          <table:table-cell table:style-name="ce28"/>
          <table:table-cell table:number-columns-repeated="1002"/>
        </table:table-row>
        <table:table-row table:style-name="ro4">
          <table:table-cell table:style-name="ce29"/>
          <table:table-cell table:style-name="ce30" office:value-type="float" office:value="0.7">
            <text:p>0.7</text:p>
          </table:table-cell>
          <table:table-cell table:style-name="ce30" office:value-type="string">
            <text:p>Wasps</text:p>
          </table:table-cell>
          <table:table-cell table:style-name="ce31" office:value-type="float" office:value="1.0">
            <text:p>1</text:p>
          </table:table-cell>
          <table:table-cell table:style-name="ce31" office:value-type="float" office:value="10.0">
            <text:p>10</text:p>
          </table:table-cell>
          <table:table-cell table:style-name="ce31" office:value-type="float" office:value="6.0">
            <text:p>6</text:p>
          </table:table-cell>
          <table:table-cell table:style-name="ce31" office:value-type="float" office:value="10.0">
            <text:p>10</text:p>
          </table:table-cell>
          <table:table-cell table:style-name="ce31" office:value-type="float" office:value="0.0">
            <text:p>0</text:p>
          </table:table-cell>
          <table:table-cell table:style-name="ce31" office:value-type="float" office:value="1.0">
            <text:p>1</text:p>
          </table:table-cell>
          <table:table-cell table:style-name="ce31"/>
          <table:table-cell table:style-name="ce31" office:value-type="string">
            <text:p>2.5 [d4]</text:p>
          </table:table-cell>
          <table:table-cell table:style-name="ce32" office:value-type="string">
            <text:p>usually summoned in swarms; poison unless 3vDx</text:p>
          </table:table-cell>
          <table:table-cell table:style-name="ce33" table:formula="of:=CEILING(([.B4]/3);1)"/>
          <table:table-cell table:style-name="ce34" table:formula="of:=CEILING(([.B4]/4);1)"/>
          <table:table-cell table:style-name="ce34" table:formula="of:=CEILING(([.B4]/5);1)"/>
          <table:table-cell table:style-name="ce34" table:formula="of:=CEILING(([.B4]/6);1)"/>
          <table:table-cell table:style-name="ce34" table:formula="of:=CEILING(([.B4]/8);1)"/>
          <table:table-cell table:style-name="ce34"/>
          <table:table-cell table:style-name="ce34" table:formula="of:=CEILING(([.B4]/15);1)"/>
          <table:table-cell table:style-name="ce34" table:formula="of:=CEILING(([.B4]/20);1)"/>
          <table:table-cell table:style-name="ce34" table:formula="of:=CEILING(([.B4]/25);1)"/>
          <table:table-cell table:style-name="ce34"/>
          <table:table-cell table:number-columns-repeated="1002"/>
        </table:table-row>
        <table:table-row table:style-name="ro4">
          <table:table-cell table:style-name="ce35"/>
          <table:table-cell table:style-name="ce36" office:value-type="float" office:value="0.7">
            <text:p>0.7</text:p>
          </table:table-cell>
          <table:table-cell table:style-name="ce36" office:value-type="string">
            <text:p>Vampire Bats</text:p>
          </table:table-cell>
          <table:table-cell table:style-name="ce37" office:value-type="float" office:value="1.0">
            <text:p>1</text:p>
          </table:table-cell>
          <table:table-cell table:style-name="ce37" office:value-type="float" office:value="10.0">
            <text:p>10</text:p>
          </table:table-cell>
          <table:table-cell table:style-name="ce37" office:value-type="float" office:value="6.0">
            <text:p>6</text:p>
          </table:table-cell>
          <table:table-cell table:style-name="ce37" office:value-type="string">
            <text:p>'4/20</text:p>
          </table:table-cell>
          <table:table-cell table:style-name="ce37" office:value-type="float" office:value="0.0">
            <text:p>0</text:p>
          </table:table-cell>
          <table:table-cell table:style-name="ce37" office:value-type="float" office:value="1.0">
            <text:p>1</text:p>
          </table:table-cell>
          <table:table-cell table:number-columns-repeated="2" table:style-name="ce37"/>
          <table:table-cell table:style-name="ce38" office:value-type="string">
            <text:p>usually summoned in swarms; Dx-4 to hit when flying</text:p>
          </table:table-cell>
          <table:table-cell table:style-name="ce33" table:formula="of:=CEILING(([.B5]/3);1)"/>
          <table:table-cell table:style-name="ce34" table:formula="of:=CEILING(([.B5]/4);1)"/>
          <table:table-cell table:style-name="ce34" table:formula="of:=CEILING(([.B5]/5);1)"/>
          <table:table-cell table:style-name="ce34" table:formula="of:=CEILING(([.B5]/6);1)"/>
          <table:table-cell table:style-name="ce34" table:formula="of:=CEILING(([.B5]/8);1)"/>
          <table:table-cell table:style-name="ce34"/>
          <table:table-cell table:style-name="ce34" table:formula="of:=CEILING(([.B5]/15);1)"/>
          <table:table-cell table:style-name="ce34" table:formula="of:=CEILING(([.B5]/20);1)"/>
          <table:table-cell table:style-name="ce34" table:formula="of:=CEILING(([.B5]/25);1)"/>
          <table:table-cell table:style-name="ce34"/>
          <table:table-cell table:number-columns-repeated="1002"/>
        </table:table-row>
        <table:table-row table:style-name="ro5">
          <table:table-cell table:style-name="ce29" office:value-type="float" office:value="8.0">
            <text:p>8</text:p>
          </table:table-cell>
          <table:table-cell table:style-name="ce39" office:value-type="float" office:value="2.1">
            <text:p>2.10</text:p>
          </table:table-cell>
          <table:table-cell table:style-name="ce30" office:value-type="string">
            <text:p>Slinker</text:p>
          </table:table-cell>
          <table:table-cell table:style-name="ce31" office:value-type="float" office:value="2.0">
            <text:p>2</text:p>
          </table:table-cell>
          <table:table-cell table:style-name="ce31" office:value-type="float" office:value="14.0">
            <text:p>14</text:p>
          </table:table-cell>
          <table:table-cell table:style-name="ce31" office:value-type="float" office:value="6.0">
            <text:p>6</text:p>
          </table:table-cell>
          <table:table-cell table:style-name="ce31" office:value-type="float" office:value="14.0">
            <text:p>14</text:p>
          </table:table-cell>
          <table:table-cell table:style-name="ce31" office:value-type="float" office:value="0.0">
            <text:p>0</text:p>
          </table:table-cell>
          <table:table-cell table:style-name="ce31" office:value-type="string">
            <text:p>2.5 [d4]</text:p>
          </table:table-cell>
          <table:table-cell table:number-columns-repeated="2" table:style-name="ce31"/>
          <table:table-cell table:style-name="ce32" office:value-type="string">
            <text:p>Stealth 5; DX-3 to hit</text:p>
          </table:table-cell>
          <table:table-cell table:style-name="ce33" table:formula="of:=CEILING(([.B6]/3);1)"/>
          <table:table-cell table:style-name="ce34" table:formula="of:=CEILING(([.B6]/4);1)"/>
          <table:table-cell table:style-name="ce34" table:formula="of:=CEILING(([.B6]/5);1)"/>
          <table:table-cell table:style-name="ce34" table:formula="of:=CEILING(([.B6]/6);1)"/>
          <table:table-cell table:style-name="ce34" table:formula="of:=CEILING(([.B6]/8);1)"/>
          <table:table-cell table:style-name="ce34"/>
          <table:table-cell table:style-name="ce34" table:formula="of:=CEILING(([.B6]/15);1)"/>
          <table:table-cell table:style-name="ce34" table:formula="of:=CEILING(([.B6]/20);1)"/>
          <table:table-cell table:style-name="ce34" table:formula="of:=CEILING(([.B6]/25);1)"/>
          <table:table-cell table:style-name="ce34"/>
          <table:table-cell table:number-columns-repeated="1002"/>
        </table:table-row>
        <table:table-row table:style-name="ro4">
          <table:table-cell table:style-name="ce40"/>
          <table:table-cell table:style-name="ce41" office:value-type="float" office:value="2.7">
            <text:p>2.70</text:p>
          </table:table-cell>
          <table:table-cell table:style-name="ce34" office:value-type="string">
            <text:p>Snake: Constrictor</text:p>
          </table:table-cell>
          <table:table-cell table:style-name="ce42" office:value-type="float" office:value="6.0">
            <text:p>6</text:p>
          </table:table-cell>
          <table:table-cell table:style-name="ce42" office:value-type="float" office:value="12.0">
            <text:p>12</text:p>
          </table:table-cell>
          <table:table-cell table:style-name="ce42" office:value-type="float" office:value="4.0">
            <text:p>4</text:p>
          </table:table-cell>
          <table:table-cell table:style-name="ce42" office:value-type="float" office:value="6.0">
            <text:p>6</text:p>
          </table:table-cell>
          <table:table-cell table:style-name="ce42" office:value-type="float" office:value="0.0">
            <text:p>0</text:p>
          </table:table-cell>
          <table:table-cell table:style-name="ce42" office:value-type="string">
            <text:p>2.5 [d4]</text:p>
          </table:table-cell>
          <table:table-cell table:number-columns-repeated="2" table:style-name="ce42"/>
          <table:table-cell table:style-name="ce43" office:value-type="string">
            <text:p>Rope 4 on a hit, with 3.5 [d6] damage/turn</text:p>
          </table:table-cell>
          <table:table-cell table:style-name="ce33" table:formula="of:=CEILING(([.B7]/3);1)"/>
          <table:table-cell table:style-name="ce34" table:formula="of:=CEILING(([.B7]/4);1)"/>
          <table:table-cell table:style-name="ce34" table:formula="of:=CEILING(([.B7]/5);1)"/>
          <table:table-cell table:style-name="ce34" table:formula="of:=CEILING(([.B7]/6);1)"/>
          <table:table-cell table:style-name="ce34" table:formula="of:=CEILING(([.B7]/8);1)"/>
          <table:table-cell table:style-name="ce34"/>
          <table:table-cell table:style-name="ce34" table:formula="of:=CEILING(([.B7]/15);1)"/>
          <table:table-cell table:style-name="ce34" table:formula="of:=CEILING(([.B7]/20);1)"/>
          <table:table-cell table:style-name="ce34" table:formula="of:=CEILING(([.B7]/25);1)"/>
          <table:table-cell table:style-name="ce34"/>
          <table:table-cell table:number-columns-repeated="1002"/>
        </table:table-row>
        <table:table-row table:style-name="ro4">
          <table:table-cell table:style-name="ce40"/>
          <table:table-cell table:style-name="ce41" office:value-type="float" office:value="3.1">
            <text:p>3.10</text:p>
          </table:table-cell>
          <table:table-cell table:style-name="ce34" office:value-type="string">
            <text:p>Am Bush</text:p>
          </table:table-cell>
          <table:table-cell table:style-name="ce42" office:value-type="float" office:value="6.0">
            <text:p>6</text:p>
          </table:table-cell>
          <table:table-cell table:style-name="ce42" office:value-type="float" office:value="12.0">
            <text:p>12</text:p>
          </table:table-cell>
          <table:table-cell table:style-name="ce42" office:value-type="float" office:value="1.0">
            <text:p>1</text:p>
          </table:table-cell>
          <table:table-cell table:number-columns-repeated="2" table:style-name="ce42" office:value-type="float" office:value="0.0">
            <text:p>0</text:p>
          </table:table-cell>
          <table:table-cell table:style-name="ce42" office:value-type="string">
            <text:p>2.5 [d4]</text:p>
          </table:table-cell>
          <table:table-cell table:style-name="ce42" office:value-type="float" office:value="10.0">
            <text:p>10</text:p>
          </table:table-cell>
          <table:table-cell table:style-name="ce42"/>
          <table:table-cell table:style-name="ce43" office:value-type="string">
            <text:p>fires up to 10 pods/turn (thrown weapon)</text:p>
          </table:table-cell>
          <table:table-cell table:style-name="ce33" table:formula="of:=CEILING(([.B8]/3);1)"/>
          <table:table-cell table:style-name="ce34" table:formula="of:=CEILING(([.B8]/4);1)"/>
          <table:table-cell table:style-name="ce34" table:formula="of:=CEILING(([.B8]/5);1)"/>
          <table:table-cell table:style-name="ce34" table:formula="of:=CEILING(([.B8]/6);1)"/>
          <table:table-cell table:style-name="ce34" table:formula="of:=CEILING(([.B8]/8);1)"/>
          <table:table-cell table:style-name="ce34"/>
          <table:table-cell table:style-name="ce34" table:formula="of:=CEILING(([.B8]/15);1)"/>
          <table:table-cell table:style-name="ce34" table:formula="of:=CEILING(([.B8]/20);1)"/>
          <table:table-cell table:style-name="ce34" table:formula="of:=CEILING(([.B8]/25);1)"/>
          <table:table-cell table:style-name="ce34"/>
          <table:table-cell table:number-columns-repeated="1002"/>
        </table:table-row>
        <table:table-row table:style-name="ro5">
          <table:table-cell table:style-name="ce40"/>
          <table:table-cell table:style-name="ce41" office:value-type="float" office:value="3.6">
            <text:p>3.60</text:p>
          </table:table-cell>
          <table:table-cell table:style-name="ce34" office:value-type="string">
            <text:p>Hymenopteran</text:p>
          </table:table-cell>
          <table:table-cell table:style-name="ce42" office:value-type="float" office:value="8.0">
            <text:p>8</text:p>
          </table:table-cell>
          <table:table-cell table:style-name="ce42" office:value-type="float" office:value="16.0">
            <text:p>16</text:p>
          </table:table-cell>
          <table:table-cell table:style-name="ce42" office:value-type="float" office:value="8.0">
            <text:p>8</text:p>
          </table:table-cell>
          <table:table-cell table:style-name="ce42" office:value-type="string">
            <text:p>'6/14</text:p>
          </table:table-cell>
          <table:table-cell table:style-name="ce42" office:value-type="float" office:value="0.0">
            <text:p>0</text:p>
          </table:table-cell>
          <table:table-cell table:style-name="ce42" office:value-type="string">
            <text:p>3.5 [d6]</text:p>
          </table:table-cell>
          <table:table-cell table:number-columns-repeated="2" table:style-name="ce42"/>
          <table:table-cell table:style-name="ce43" office:value-type="string">
            <text:p>Flies; does + 3.5 [d6] when diving</text:p>
          </table:table-cell>
          <table:table-cell table:style-name="ce33" table:formula="of:=CEILING(([.B9]/3);1)"/>
          <table:table-cell table:style-name="ce34" table:formula="of:=CEILING(([.B9]/4);1)"/>
          <table:table-cell table:style-name="ce34" table:formula="of:=CEILING(([.B9]/5);1)"/>
          <table:table-cell table:style-name="ce34" table:formula="of:=CEILING(([.B9]/6);1)"/>
          <table:table-cell table:style-name="ce34" table:formula="of:=CEILING(([.B9]/8);1)"/>
          <table:table-cell table:style-name="ce34"/>
          <table:table-cell table:style-name="ce34" table:formula="of:=CEILING(([.B9]/15);1)"/>
          <table:table-cell table:style-name="ce34" table:formula="of:=CEILING(([.B9]/20);1)"/>
          <table:table-cell table:style-name="ce34" table:formula="of:=CEILING(([.B9]/25);1)"/>
          <table:table-cell table:style-name="ce34"/>
          <table:table-cell table:number-columns-repeated="1002"/>
        </table:table-row>
        <table:table-row table:style-name="ro3">
          <table:table-cell table:style-name="ce35"/>
          <table:table-cell table:style-name="ce44" office:value-type="float" office:value="3.7">
            <text:p>3.70</text:p>
          </table:table-cell>
          <table:table-cell table:style-name="ce36" office:value-type="string">
            <text:p>Poisonous Snake</text:p>
          </table:table-cell>
          <table:table-cell table:style-name="ce37" office:value-type="float" office:value="6.0">
            <text:p>6</text:p>
          </table:table-cell>
          <table:table-cell table:style-name="ce37" office:value-type="float" office:value="12.0">
            <text:p>12</text:p>
          </table:table-cell>
          <table:table-cell table:style-name="ce37" office:value-type="float" office:value="4.0">
            <text:p>4</text:p>
          </table:table-cell>
          <table:table-cell table:style-name="ce37" office:value-type="float" office:value="6.0">
            <text:p>6</text:p>
          </table:table-cell>
          <table:table-cell table:style-name="ce37" office:value-type="float" office:value="0.0">
            <text:p>0</text:p>
          </table:table-cell>
          <table:table-cell table:style-name="ce37" office:value-type="string">
            <text:p>2.5 [d4]</text:p>
          </table:table-cell>
          <table:table-cell table:style-name="ce37"/>
          <table:table-cell table:style-name="ce37" office:value-type="string">
            <text:p>3.5 [d6]</text:p>
          </table:table-cell>
          <table:table-cell table:style-name="ce38"/>
          <table:table-cell table:style-name="ce33" table:formula="of:=CEILING(([.B10]/3);1)"/>
          <table:table-cell table:style-name="ce34" table:formula="of:=CEILING(([.B10]/4);1)"/>
          <table:table-cell table:style-name="ce34" table:formula="of:=CEILING(([.B10]/5);1)"/>
          <table:table-cell table:style-name="ce34" table:formula="of:=CEILING(([.B10]/6);1)"/>
          <table:table-cell table:style-name="ce34" table:formula="of:=CEILING(([.B10]/8);1)"/>
          <table:table-cell table:style-name="ce34"/>
          <table:table-cell table:style-name="ce34" table:formula="of:=CEILING(([.B10]/15);1)"/>
          <table:table-cell table:style-name="ce34" table:formula="of:=CEILING(([.B10]/20);1)"/>
          <table:table-cell table:style-name="ce34" table:formula="of:=CEILING(([.B10]/25);1)"/>
          <table:table-cell table:style-name="ce34"/>
          <table:table-cell table:number-columns-repeated="1002"/>
        </table:table-row>
        <table:table-row table:style-name="ro4">
          <table:table-cell table:style-name="ce29" office:value-type="float" office:value="9.0">
            <text:p>9</text:p>
          </table:table-cell>
          <table:table-cell table:style-name="ce39" office:value-type="float" office:value="4.7">
            <text:p>4.70</text:p>
          </table:table-cell>
          <table:table-cell table:style-name="ce30" office:value-type="string">
            <text:p>Basilisk</text:p>
          </table:table-cell>
          <table:table-cell table:style-name="ce31" office:value-type="float" office:value="10.0">
            <text:p>10</text:p>
          </table:table-cell>
          <table:table-cell table:number-columns-repeated="2" table:style-name="ce31" office:value-type="float" office:value="8.0">
            <text:p>8</text:p>
          </table:table-cell>
          <table:table-cell table:style-name="ce31" office:value-type="float" office:value="12.0">
            <text:p>12</text:p>
          </table:table-cell>
          <table:table-cell table:style-name="ce31" office:value-type="float" office:value="0.0">
            <text:p>0</text:p>
          </table:table-cell>
          <table:table-cell table:style-name="ce31" office:value-type="string">
            <text:p>3.5 [d6]</text:p>
          </table:table-cell>
          <table:table-cell table:number-columns-repeated="2" table:style-name="ce31"/>
          <table:table-cell table:style-name="ce32" office:value-type="string">
            <text:p>instead of bite, may attempt Sleep 2 (no ST cost)</text:p>
          </table:table-cell>
          <table:table-cell table:style-name="ce33" table:formula="of:=CEILING(([.B11]/3);1)"/>
          <table:table-cell table:style-name="ce34" table:formula="of:=CEILING(([.B11]/4);1)"/>
          <table:table-cell table:style-name="ce34" table:formula="of:=CEILING(([.B11]/5);1)"/>
          <table:table-cell table:style-name="ce34" table:formula="of:=CEILING(([.B11]/6);1)"/>
          <table:table-cell table:style-name="ce34" table:formula="of:=CEILING(([.B11]/8);1)"/>
          <table:table-cell table:style-name="ce34"/>
          <table:table-cell table:style-name="ce34" table:formula="of:=CEILING(([.B11]/15);1)"/>
          <table:table-cell table:style-name="ce34" table:formula="of:=CEILING(([.B11]/20);1)"/>
          <table:table-cell table:style-name="ce34" table:formula="of:=CEILING(([.B11]/25);1)"/>
          <table:table-cell table:style-name="ce34"/>
          <table:table-cell table:number-columns-repeated="1002"/>
        </table:table-row>
        <table:table-row table:style-name="ro5">
          <table:table-cell table:style-name="ce40"/>
          <table:table-cell table:style-name="ce41" office:value-type="float" office:value="4.8">
            <text:p>4.80</text:p>
          </table:table-cell>
          <table:table-cell table:style-name="ce34" office:value-type="string">
            <text:p>Spitting Snake</text:p>
          </table:table-cell>
          <table:table-cell table:style-name="ce42" office:value-type="float" office:value="6.0">
            <text:p>6</text:p>
          </table:table-cell>
          <table:table-cell table:style-name="ce42" office:value-type="float" office:value="12.0">
            <text:p>12</text:p>
          </table:table-cell>
          <table:table-cell table:style-name="ce42" office:value-type="float" office:value="4.0">
            <text:p>4</text:p>
          </table:table-cell>
          <table:table-cell table:style-name="ce42" office:value-type="float" office:value="6.0">
            <text:p>6</text:p>
          </table:table-cell>
          <table:table-cell table:style-name="ce42" office:value-type="float" office:value="0.0">
            <text:p>0</text:p>
          </table:table-cell>
          <table:table-cell table:style-name="ce42" office:value-type="string">
            <text:p>2.5 [d4]</text:p>
          </table:table-cell>
          <table:table-cell table:style-name="ce42"/>
          <table:table-cell table:style-name="ce42" office:value-type="string">
            <text:p>7 [2d6] &amp; Blind</text:p>
          </table:table-cell>
          <table:table-cell table:style-name="ce43" office:value-type="string">
            <text:p>thrown weapon; poison unless 3vDX</text:p>
          </table:table-cell>
          <table:table-cell table:style-name="ce33" table:formula="of:=CEILING(([.B12]/3);1)"/>
          <table:table-cell table:style-name="ce34" table:formula="of:=CEILING(([.B12]/4);1)"/>
          <table:table-cell table:style-name="ce34" table:formula="of:=CEILING(([.B12]/5);1)"/>
          <table:table-cell table:style-name="ce34" table:formula="of:=CEILING(([.B12]/6);1)"/>
          <table:table-cell table:style-name="ce34" table:formula="of:=CEILING(([.B12]/8);1)"/>
          <table:table-cell table:style-name="ce34"/>
          <table:table-cell table:style-name="ce34" table:formula="of:=CEILING(([.B12]/15);1)"/>
          <table:table-cell table:style-name="ce34" table:formula="of:=CEILING(([.B12]/20);1)"/>
          <table:table-cell table:style-name="ce34" table:formula="of:=CEILING(([.B12]/25);1)"/>
          <table:table-cell table:style-name="ce34"/>
          <table:table-cell table:number-columns-repeated="1002"/>
        </table:table-row>
        <table:table-row table:style-name="ro4">
          <table:table-cell table:style-name="ce40"/>
          <table:table-cell table:style-name="ce41" office:value-type="float" office:value="5.1">
            <text:p>5.10</text:p>
          </table:table-cell>
          <table:table-cell table:style-name="ce34" office:value-type="string">
            <text:p>Large Constrictor</text:p>
          </table:table-cell>
          <table:table-cell table:number-columns-repeated="2" table:style-name="ce42" office:value-type="float" office:value="12.0">
            <text:p>12</text:p>
          </table:table-cell>
          <table:table-cell table:number-columns-repeated="2" table:style-name="ce42" office:value-type="float" office:value="6.0">
            <text:p>6</text:p>
          </table:table-cell>
          <table:table-cell table:style-name="ce42" office:value-type="float" office:value="0.0">
            <text:p>0</text:p>
          </table:table-cell>
          <table:table-cell table:style-name="ce42" office:value-type="string">
            <text:p>4.5 [d8]</text:p>
          </table:table-cell>
          <table:table-cell table:number-columns-repeated="2" table:style-name="ce42"/>
          <table:table-cell table:style-name="ce43" office:value-type="string">
            <text:p>Rope 4 on a hit, with 4.5 [d8] damage/turn</text:p>
          </table:table-cell>
          <table:table-cell table:style-name="ce33" table:formula="of:=CEILING(([.B13]/3);1)"/>
          <table:table-cell table:style-name="ce34" table:formula="of:=CEILING(([.B13]/4);1)"/>
          <table:table-cell table:style-name="ce34" table:formula="of:=CEILING(([.B13]/5);1)"/>
          <table:table-cell table:style-name="ce34" table:formula="of:=CEILING(([.B13]/6);1)"/>
          <table:table-cell table:style-name="ce34" table:formula="of:=CEILING(([.B13]/8);1)"/>
          <table:table-cell table:style-name="ce34"/>
          <table:table-cell table:style-name="ce34" table:formula="of:=CEILING(([.B13]/15);1)"/>
          <table:table-cell table:style-name="ce34" table:formula="of:=CEILING(([.B13]/20);1)"/>
          <table:table-cell table:style-name="ce34" table:formula="of:=CEILING(([.B13]/25);1)"/>
          <table:table-cell table:style-name="ce34"/>
          <table:table-cell table:number-columns-repeated="1002"/>
        </table:table-row>
        <table:table-row table:style-name="ro5">
          <table:table-cell table:style-name="ce40"/>
          <table:table-cell table:style-name="ce41" office:value-type="float" office:value="5.3">
            <text:p>5.30</text:p>
          </table:table-cell>
          <table:table-cell table:style-name="ce34" office:value-type="string">
            <text:p>Giant Black Ant</text:p>
          </table:table-cell>
          <table:table-cell table:style-name="ce42" office:value-type="float" office:value="12.0">
            <text:p>12</text:p>
          </table:table-cell>
          <table:table-cell table:style-name="ce42" office:value-type="float" office:value="11.0">
            <text:p>11</text:p>
          </table:table-cell>
          <table:table-cell table:style-name="ce42" office:value-type="float" office:value="1.0">
            <text:p>1</text:p>
          </table:table-cell>
          <table:table-cell table:style-name="ce42" office:value-type="float" office:value="12.0">
            <text:p>12</text:p>
          </table:table-cell>
          <table:table-cell table:style-name="ce42" office:value-type="float" office:value="1.0">
            <text:p>1</text:p>
          </table:table-cell>
          <table:table-cell table:style-name="ce42" office:value-type="string">
            <text:p>3.5 [d6]</text:p>
          </table:table-cell>
          <table:table-cell table:number-columns-repeated="2" table:style-name="ce42"/>
          <table:table-cell table:style-name="ce43" office:value-type="string">
            <text:p>can carry 100xSt in weight</text:p>
          </table:table-cell>
          <table:table-cell table:style-name="ce33" table:formula="of:=CEILING(([.B14]/3);1)"/>
          <table:table-cell table:style-name="ce34" table:formula="of:=CEILING(([.B14]/4);1)"/>
          <table:table-cell table:style-name="ce34" table:formula="of:=CEILING(([.B14]/5);1)"/>
          <table:table-cell table:style-name="ce34" table:formula="of:=CEILING(([.B14]/6);1)"/>
          <table:table-cell table:style-name="ce34" table:formula="of:=CEILING(([.B14]/8);1)"/>
          <table:table-cell table:style-name="ce34"/>
          <table:table-cell table:style-name="ce34" table:formula="of:=CEILING(([.B14]/15);1)"/>
          <table:table-cell table:style-name="ce34" table:formula="of:=CEILING(([.B14]/20);1)"/>
          <table:table-cell table:style-name="ce34" table:formula="of:=CEILING(([.B14]/25);1)"/>
          <table:table-cell table:style-name="ce34"/>
          <table:table-cell table:number-columns-repeated="1002"/>
        </table:table-row>
        <table:table-row table:style-name="ro3">
          <table:table-cell table:style-name="ce35"/>
          <table:table-cell table:style-name="ce44" office:value-type="float" office:value="5.5">
            <text:p>5.50</text:p>
          </table:table-cell>
          <table:table-cell table:style-name="ce36" office:value-type="string">
            <text:p>Grey Wolf</text:p>
          </table:table-cell>
          <table:table-cell table:style-name="ce37" office:value-type="float" office:value="10.0">
            <text:p>10</text:p>
          </table:table-cell>
          <table:table-cell table:style-name="ce37" office:value-type="float" office:value="14.0">
            <text:p>14</text:p>
          </table:table-cell>
          <table:table-cell table:style-name="ce37" office:value-type="float" office:value="6.0">
            <text:p>6</text:p>
          </table:table-cell>
          <table:table-cell table:style-name="ce37" office:value-type="float" office:value="10.0">
            <text:p>10</text:p>
          </table:table-cell>
          <table:table-cell table:style-name="ce37" office:value-type="float" office:value="1.0">
            <text:p>1</text:p>
          </table:table-cell>
          <table:table-cell table:style-name="ce37" office:value-type="string">
            <text:p>4.5 [d8]</text:p>
          </table:table-cell>
          <table:table-cell table:number-columns-repeated="2" table:style-name="ce37"/>
          <table:table-cell table:style-name="ce38"/>
          <table:table-cell table:style-name="ce33" table:formula="of:=CEILING(([.B15]/3);1)"/>
          <table:table-cell table:style-name="ce34" table:formula="of:=CEILING(([.B15]/4);1)"/>
          <table:table-cell table:style-name="ce34" table:formula="of:=CEILING(([.B15]/5);1)"/>
          <table:table-cell table:style-name="ce34" table:formula="of:=CEILING(([.B15]/6);1)"/>
          <table:table-cell table:style-name="ce34" table:formula="of:=CEILING(([.B15]/8);1)"/>
          <table:table-cell table:style-name="ce34"/>
          <table:table-cell table:style-name="ce34" table:formula="of:=CEILING(([.B15]/15);1)"/>
          <table:table-cell table:style-name="ce34" table:formula="of:=CEILING(([.B15]/20);1)"/>
          <table:table-cell table:style-name="ce34" table:formula="of:=CEILING(([.B15]/25);1)"/>
          <table:table-cell table:style-name="ce34"/>
          <table:table-cell table:number-columns-repeated="1002"/>
        </table:table-row>
        <table:table-row table:style-name="ro6">
          <table:table-cell table:style-name="ce29" office:value-type="float" office:value="10.0">
            <text:p>10</text:p>
          </table:table-cell>
          <table:table-cell table:style-name="ce39" office:value-type="float" office:value="6.5">
            <text:p>6.50</text:p>
          </table:table-cell>
          <table:table-cell table:style-name="ce30" office:value-type="string">
            <text:p>Cockatrice</text:p>
          </table:table-cell>
          <table:table-cell table:style-name="ce31" office:value-type="float" office:value="18.0">
            <text:p>18</text:p>
          </table:table-cell>
          <table:table-cell table:style-name="ce31" office:value-type="float" office:value="11.0">
            <text:p>11</text:p>
          </table:table-cell>
          <table:table-cell table:style-name="ce31" office:value-type="float" office:value="5.0">
            <text:p>5</text:p>
          </table:table-cell>
          <table:table-cell table:style-name="ce31" office:value-type="string">
            <text:p>'6/18</text:p>
          </table:table-cell>
          <table:table-cell table:number-columns-repeated="2" table:style-name="ce31" office:value-type="float" office:value="1.0">
            <text:p>1</text:p>
          </table:table-cell>
          <table:table-cell table:number-columns-repeated="2" table:style-name="ce31"/>
          <table:table-cell table:style-name="ce32" office:value-type="string">
            <text:p>any hit freezes victim (until Awakened or out of cockatrice's sight)</text:p>
          </table:table-cell>
          <table:table-cell table:style-name="ce33" table:formula="of:=CEILING(([.B16]/3);1)"/>
          <table:table-cell table:style-name="ce34" table:formula="of:=CEILING(([.B16]/4);1)"/>
          <table:table-cell table:style-name="ce34" table:formula="of:=CEILING(([.B16]/5);1)"/>
          <table:table-cell table:style-name="ce34" table:formula="of:=CEILING(([.B16]/6);1)"/>
          <table:table-cell table:style-name="ce34" table:formula="of:=CEILING(([.B16]/8);1)"/>
          <table:table-cell table:style-name="ce34"/>
          <table:table-cell table:style-name="ce34" table:formula="of:=CEILING(([.B16]/15);1)"/>
          <table:table-cell table:style-name="ce34" table:formula="of:=CEILING(([.B16]/20);1)"/>
          <table:table-cell table:style-name="ce34" table:formula="of:=CEILING(([.B16]/25);1)"/>
          <table:table-cell table:style-name="ce34"/>
          <table:table-cell table:number-columns-repeated="1002"/>
        </table:table-row>
        <table:table-row table:style-name="ro3">
          <table:table-cell table:style-name="ce40"/>
          <table:table-cell table:style-name="ce41" office:value-type="float" office:value="6.6">
            <text:p>6.60</text:p>
          </table:table-cell>
          <table:table-cell table:style-name="ce34" office:value-type="string">
            <text:p>Giant Red Wasp</text:p>
          </table:table-cell>
          <table:table-cell table:number-columns-repeated="2" table:style-name="ce42" office:value-type="float" office:value="12.0">
            <text:p>12</text:p>
          </table:table-cell>
          <table:table-cell table:style-name="ce42" office:value-type="float" office:value="1.0">
            <text:p>1</text:p>
          </table:table-cell>
          <table:table-cell table:style-name="ce42" office:value-type="string">
            <text:p>'8/24</text:p>
          </table:table-cell>
          <table:table-cell table:style-name="ce42" office:value-type="float" office:value="0.0">
            <text:p>0</text:p>
          </table:table-cell>
          <table:table-cell table:style-name="ce42" office:value-type="float" office:value="1.0">
            <text:p>1</text:p>
          </table:table-cell>
          <table:table-cell table:style-name="ce42"/>
          <table:table-cell table:style-name="ce42" office:value-type="string">
            <text:p>13 [2d12]</text:p>
          </table:table-cell>
          <table:table-cell table:style-name="ce43" office:value-type="string">
            <text:p>Flying</text:p>
          </table:table-cell>
          <table:table-cell table:style-name="ce33" table:formula="of:=CEILING(([.B17]/3);1)"/>
          <table:table-cell table:style-name="ce34" table:formula="of:=CEILING(([.B17]/4);1)"/>
          <table:table-cell table:style-name="ce34" table:formula="of:=CEILING(([.B17]/5);1)"/>
          <table:table-cell table:style-name="ce34" table:formula="of:=CEILING(([.B17]/6);1)"/>
          <table:table-cell table:style-name="ce34" table:formula="of:=CEILING(([.B17]/8);1)"/>
          <table:table-cell table:style-name="ce34"/>
          <table:table-cell table:style-name="ce34" table:formula="of:=CEILING(([.B17]/15);1)"/>
          <table:table-cell table:style-name="ce34" table:formula="of:=CEILING(([.B17]/20);1)"/>
          <table:table-cell table:style-name="ce34" table:formula="of:=CEILING(([.B17]/25);1)"/>
          <table:table-cell table:style-name="ce34"/>
          <table:table-cell table:number-columns-repeated="1002"/>
        </table:table-row>
        <table:table-row table:style-name="ro3">
          <table:table-cell table:style-name="ce40"/>
          <table:table-cell table:style-name="ce41" office:value-type="float" office:value="6.9">
            <text:p>6.90</text:p>
          </table:table-cell>
          <table:table-cell table:style-name="ce34" office:value-type="string">
            <text:p>Giant</text:p>
          </table:table-cell>
          <table:table-cell table:style-name="ce42" office:value-type="float" office:value="20.0">
            <text:p>20</text:p>
          </table:table-cell>
          <table:table-cell table:style-name="ce42" office:value-type="float" office:value="9.0">
            <text:p>9</text:p>
          </table:table-cell>
          <table:table-cell table:style-name="ce42" office:value-type="float" office:value="7.0">
            <text:p>7</text:p>
          </table:table-cell>
          <table:table-cell table:style-name="ce42" office:value-type="float" office:value="10.0">
            <text:p>10</text:p>
          </table:table-cell>
          <table:table-cell table:style-name="ce42" office:value-type="float" office:value="0.0">
            <text:p>0</text:p>
          </table:table-cell>
          <table:table-cell table:style-name="ce42" office:value-type="string">
            <text:p>9 [2d8]</text:p>
          </table:table-cell>
          <table:table-cell table:number-columns-repeated="2" table:style-name="ce42"/>
          <table:table-cell table:style-name="ce43"/>
          <table:table-cell table:style-name="ce33" table:formula="of:=CEILING(([.B18]/3);1)"/>
          <table:table-cell table:style-name="ce34" table:formula="of:=CEILING(([.B18]/4);1)"/>
          <table:table-cell table:style-name="ce34" table:formula="of:=CEILING(([.B18]/5);1)"/>
          <table:table-cell table:style-name="ce34" table:formula="of:=CEILING(([.B18]/6);1)"/>
          <table:table-cell table:style-name="ce34" table:formula="of:=CEILING(([.B18]/8);1)"/>
          <table:table-cell table:style-name="ce34"/>
          <table:table-cell table:style-name="ce34" table:formula="of:=CEILING(([.B18]/15);1)"/>
          <table:table-cell table:style-name="ce34" table:formula="of:=CEILING(([.B18]/20);1)"/>
          <table:table-cell table:style-name="ce34" table:formula="of:=CEILING(([.B18]/25);1)"/>
          <table:table-cell table:style-name="ce34"/>
          <table:table-cell table:number-columns-repeated="1002"/>
        </table:table-row>
        <table:table-row table:style-name="ro4">
          <table:table-cell table:style-name="ce35"/>
          <table:table-cell table:style-name="ce44" office:value-type="float" office:value="7.9">
            <text:p>7.90</text:p>
          </table:table-cell>
          <table:table-cell table:style-name="ce36" office:value-type="string">
            <text:p>Giant Constrictor</text:p>
          </table:table-cell>
          <table:table-cell table:style-name="ce37" office:value-type="float" office:value="20.0">
            <text:p>20</text:p>
          </table:table-cell>
          <table:table-cell table:style-name="ce37" office:value-type="float" office:value="12.0">
            <text:p>12</text:p>
          </table:table-cell>
          <table:table-cell table:number-columns-repeated="2" table:style-name="ce37" office:value-type="float" office:value="6.0">
            <text:p>6</text:p>
          </table:table-cell>
          <table:table-cell table:style-name="ce37" office:value-type="float" office:value="0.0">
            <text:p>0</text:p>
          </table:table-cell>
          <table:table-cell table:style-name="ce37" office:value-type="string">
            <text:p>7 [2d6]</text:p>
          </table:table-cell>
          <table:table-cell table:number-columns-repeated="2" table:style-name="ce37"/>
          <table:table-cell table:style-name="ce38" office:value-type="string">
            <text:p>2-hex; Rope 4 on a hit, with 5.5 [d10] dmg/turn</text:p>
          </table:table-cell>
          <table:table-cell table:style-name="ce33" table:formula="of:=CEILING(([.B19]/3);1)"/>
          <table:table-cell table:style-name="ce34" table:formula="of:=CEILING(([.B19]/4);1)"/>
          <table:table-cell table:style-name="ce34" table:formula="of:=CEILING(([.B19]/5);1)"/>
          <table:table-cell table:style-name="ce34" table:formula="of:=CEILING(([.B19]/6);1)"/>
          <table:table-cell table:style-name="ce34" table:formula="of:=CEILING(([.B19]/8);1)"/>
          <table:table-cell table:style-name="ce34"/>
          <table:table-cell table:style-name="ce34" table:formula="of:=CEILING(([.B19]/15);1)"/>
          <table:table-cell table:style-name="ce34" table:formula="of:=CEILING(([.B19]/20);1)"/>
          <table:table-cell table:style-name="ce34" table:formula="of:=CEILING(([.B19]/25);1)"/>
          <table:table-cell table:style-name="ce34"/>
          <table:table-cell table:number-columns-repeated="1002"/>
        </table:table-row>
        <table:table-row table:style-name="ro3">
          <table:table-cell table:style-name="ce29" office:value-type="float" office:value="11.0">
            <text:p>11</text:p>
          </table:table-cell>
          <table:table-cell table:style-name="ce39" office:value-type="float" office:value="8.1">
            <text:p>8.10</text:p>
          </table:table-cell>
          <table:table-cell table:style-name="ce30" office:value-type="string">
            <text:p>Dire Wolf</text:p>
          </table:table-cell>
          <table:table-cell table:style-name="ce31" office:value-type="float" office:value="16.0">
            <text:p>16</text:p>
          </table:table-cell>
          <table:table-cell table:style-name="ce31" office:value-type="float" office:value="12.0">
            <text:p>12</text:p>
          </table:table-cell>
          <table:table-cell table:style-name="ce31" office:value-type="float" office:value="5.0">
            <text:p>5</text:p>
          </table:table-cell>
          <table:table-cell table:style-name="ce31" office:value-type="float" office:value="12.0">
            <text:p>12</text:p>
          </table:table-cell>
          <table:table-cell table:style-name="ce31" office:value-type="float" office:value="1.0">
            <text:p>1</text:p>
          </table:table-cell>
          <table:table-cell table:style-name="ce31" office:value-type="string">
            <text:p>7.5 [3d4]</text:p>
          </table:table-cell>
          <table:table-cell table:number-columns-repeated="2" table:style-name="ce31"/>
          <table:table-cell table:style-name="ce32"/>
          <table:table-cell table:style-name="ce33" table:formula="of:=CEILING(([.B20]/3);1)"/>
          <table:table-cell table:style-name="ce34" table:formula="of:=CEILING(([.B20]/4);1)"/>
          <table:table-cell table:style-name="ce34" table:formula="of:=CEILING(([.B20]/5);1)"/>
          <table:table-cell table:style-name="ce34" table:formula="of:=CEILING(([.B20]/6);1)"/>
          <table:table-cell table:style-name="ce34" table:formula="of:=CEILING(([.B20]/8);1)"/>
          <table:table-cell table:style-name="ce34"/>
          <table:table-cell table:style-name="ce34" table:formula="of:=CEILING(([.B20]/15);1)"/>
          <table:table-cell table:style-name="ce34" table:formula="of:=CEILING(([.B20]/20);1)"/>
          <table:table-cell table:style-name="ce34" table:formula="of:=CEILING(([.B20]/25);1)"/>
          <table:table-cell table:style-name="ce34"/>
          <table:table-cell table:number-columns-repeated="1002"/>
        </table:table-row>
        <table:table-row table:style-name="ro4">
          <table:table-cell table:style-name="ce40"/>
          <table:table-cell table:style-name="ce41" office:value-type="float" office:value="9.1">
            <text:p>9.10</text:p>
          </table:table-cell>
          <table:table-cell table:style-name="ce34" office:value-type="string">
            <text:p>Blink Spider</text:p>
          </table:table-cell>
          <table:table-cell table:style-name="ce42" office:value-type="float" office:value="16.0">
            <text:p>16</text:p>
          </table:table-cell>
          <table:table-cell table:style-name="ce42" office:value-type="float" office:value="10.0">
            <text:p>10</text:p>
          </table:table-cell>
          <table:table-cell table:style-name="ce42" office:value-type="float" office:value="1.0">
            <text:p>1</text:p>
          </table:table-cell>
          <table:table-cell table:style-name="ce42" office:value-type="float" office:value="12.0">
            <text:p>12</text:p>
          </table:table-cell>
          <table:table-cell table:style-name="ce42" office:value-type="float" office:value="0.0">
            <text:p>0</text:p>
          </table:table-cell>
          <table:table-cell table:style-name="ce42" office:value-type="string">
            <text:p>7 [2d6]</text:p>
          </table:table-cell>
          <table:table-cell table:style-name="ce42"/>
          <table:table-cell table:style-name="ce42" office:value-type="string">
            <text:p>7 [2d6]</text:p>
          </table:table-cell>
          <table:table-cell table:style-name="ce43" office:value-type="string">
            <text:p>Rope 4; teleport (1 ST/MH) and attack same turn</text:p>
          </table:table-cell>
          <table:table-cell table:style-name="ce33" table:formula="of:=CEILING(([.B21]/3);1)"/>
          <table:table-cell table:style-name="ce34" table:formula="of:=CEILING(([.B21]/4);1)"/>
          <table:table-cell table:style-name="ce34" table:formula="of:=CEILING(([.B21]/5);1)"/>
          <table:table-cell table:style-name="ce34" table:formula="of:=CEILING(([.B21]/6);1)"/>
          <table:table-cell table:style-name="ce34" table:formula="of:=CEILING(([.B21]/8);1)"/>
          <table:table-cell table:style-name="ce34"/>
          <table:table-cell table:style-name="ce34" table:formula="of:=CEILING(([.B21]/15);1)"/>
          <table:table-cell table:style-name="ce34" table:formula="of:=CEILING(([.B21]/20);1)"/>
          <table:table-cell table:style-name="ce34" table:formula="of:=CEILING(([.B21]/25);1)"/>
          <table:table-cell table:style-name="ce34"/>
          <table:table-cell table:number-columns-repeated="1002"/>
        </table:table-row>
        <table:table-row table:style-name="ro3">
          <table:table-cell table:style-name="ce40"/>
          <table:table-cell table:style-name="ce41" office:value-type="float" office:value="9.4">
            <text:p>9.40</text:p>
          </table:table-cell>
          <table:table-cell table:style-name="ce34" office:value-type="string">
            <text:p>Phase Spider</text:p>
          </table:table-cell>
          <table:table-cell table:style-name="ce42" office:value-type="float" office:value="18.0">
            <text:p>18</text:p>
          </table:table-cell>
          <table:table-cell table:style-name="ce42" office:value-type="float" office:value="10.0">
            <text:p>10</text:p>
          </table:table-cell>
          <table:table-cell table:style-name="ce42" office:value-type="float" office:value="1.0">
            <text:p>1</text:p>
          </table:table-cell>
          <table:table-cell table:style-name="ce42" office:value-type="float" office:value="14.0">
            <text:p>14</text:p>
          </table:table-cell>
          <table:table-cell table:style-name="ce42" office:value-type="float" office:value="0.0">
            <text:p>0</text:p>
          </table:table-cell>
          <table:table-cell table:style-name="ce42" office:value-type="string">
            <text:p>7 [2d6]</text:p>
          </table:table-cell>
          <table:table-cell table:style-name="ce42"/>
          <table:table-cell table:style-name="ce42" office:value-type="string">
            <text:p>7 [2d6]</text:p>
          </table:table-cell>
          <table:table-cell table:style-name="ce43" office:value-type="string">
            <text:p>Rope 4; Dx-4 to hit</text:p>
          </table:table-cell>
          <table:table-cell table:style-name="ce33" table:formula="of:=CEILING(([.B22]/3);1)"/>
          <table:table-cell table:style-name="ce34" table:formula="of:=CEILING(([.B22]/4);1)"/>
          <table:table-cell table:style-name="ce34" table:formula="of:=CEILING(([.B22]/5);1)"/>
          <table:table-cell table:style-name="ce34" table:formula="of:=CEILING(([.B22]/6);1)"/>
          <table:table-cell table:style-name="ce34" table:formula="of:=CEILING(([.B22]/8);1)"/>
          <table:table-cell table:style-name="ce34"/>
          <table:table-cell table:style-name="ce34" table:formula="of:=CEILING(([.B22]/15);1)"/>
          <table:table-cell table:style-name="ce34" table:formula="of:=CEILING(([.B22]/20);1)"/>
          <table:table-cell table:style-name="ce34" table:formula="of:=CEILING(([.B22]/25);1)"/>
          <table:table-cell table:style-name="ce34"/>
          <table:table-cell table:number-columns-repeated="1002"/>
        </table:table-row>
        <table:table-row table:style-name="ro5">
          <table:table-cell table:style-name="ce40"/>
          <table:table-cell table:style-name="ce41" office:value-type="float" office:value="9.4">
            <text:p>9.40</text:p>
          </table:table-cell>
          <table:table-cell table:style-name="ce34" office:value-type="string">
            <text:p>Gargoyle</text:p>
          </table:table-cell>
          <table:table-cell table:style-name="ce42" office:value-type="float" office:value="16.0">
            <text:p>16</text:p>
          </table:table-cell>
          <table:table-cell table:style-name="ce42" office:value-type="float" office:value="11.0">
            <text:p>11</text:p>
          </table:table-cell>
          <table:table-cell table:style-name="ce42" office:value-type="float" office:value="8.0">
            <text:p>8</text:p>
          </table:table-cell>
          <table:table-cell table:style-name="ce42" office:value-type="string">
            <text:p>'10/24</text:p>
          </table:table-cell>
          <table:table-cell table:style-name="ce42" office:value-type="float" office:value="3.0">
            <text:p>3</text:p>
          </table:table-cell>
          <table:table-cell table:style-name="ce42" office:value-type="string">
            <text:p>7 [2d6]</text:p>
          </table:table-cell>
          <table:table-cell table:number-columns-repeated="2" table:style-name="ce42"/>
          <table:table-cell table:style-name="ce43" office:value-type="string">
            <text:p>Flying; favor HTH combat</text:p>
          </table:table-cell>
          <table:table-cell table:style-name="ce33" table:formula="of:=CEILING(([.B23]/3);1)"/>
          <table:table-cell table:style-name="ce34" table:formula="of:=CEILING(([.B23]/4);1)"/>
          <table:table-cell table:style-name="ce34" table:formula="of:=CEILING(([.B23]/5);1)"/>
          <table:table-cell table:style-name="ce34" table:formula="of:=CEILING(([.B23]/6);1)"/>
          <table:table-cell table:style-name="ce34" table:formula="of:=CEILING(([.B23]/8);1)"/>
          <table:table-cell table:style-name="ce34"/>
          <table:table-cell table:style-name="ce34" table:formula="of:=CEILING(([.B23]/15);1)"/>
          <table:table-cell table:style-name="ce34" table:formula="of:=CEILING(([.B23]/20);1)"/>
          <table:table-cell table:style-name="ce34" table:formula="of:=CEILING(([.B23]/25);1)"/>
          <table:table-cell table:style-name="ce34"/>
          <table:table-cell table:number-columns-repeated="1002"/>
        </table:table-row>
        <table:table-row table:style-name="ro7">
          <table:table-cell table:style-name="ce40"/>
          <table:table-cell table:style-name="ce41" office:value-type="float" office:value="9.6">
            <text:p>9.60</text:p>
          </table:table-cell>
          <table:table-cell table:style-name="ce34" office:value-type="string">
            <text:p>Giant Crab</text:p>
          </table:table-cell>
          <table:table-cell table:number-columns-repeated="2" table:style-name="ce42" office:value-type="float" office:value="8.0">
            <text:p>8</text:p>
          </table:table-cell>
          <table:table-cell table:style-name="ce42" office:value-type="float" office:value="3.0">
            <text:p>3</text:p>
          </table:table-cell>
          <table:table-cell table:style-name="ce42" office:value-type="string">
            <text:p>'8/12</text:p>
          </table:table-cell>
          <table:table-cell table:style-name="ce42" office:value-type="float" office:value="5.0">
            <text:p>5</text:p>
          </table:table-cell>
          <table:table-cell table:style-name="ce42" office:value-type="string">
            <text:p>4.5 [d8]</text:p>
          </table:table-cell>
          <table:table-cell table:style-name="ce42" office:value-type="float" office:value="2.0">
            <text:p>2</text:p>
          </table:table-cell>
          <table:table-cell table:style-name="ce42"/>
          <table:table-cell table:style-name="ce43" office:value-type="string">
            <text:p>on hit, victim makes 3vDx or is caught (3.5 [d6] dmg/turn until 4vDx escape)</text:p>
          </table:table-cell>
          <table:table-cell table:style-name="ce33" table:formula="of:=CEILING(([.B24]/3);1)"/>
          <table:table-cell table:style-name="ce34" table:formula="of:=CEILING(([.B24]/4);1)"/>
          <table:table-cell table:style-name="ce34" table:formula="of:=CEILING(([.B24]/5);1)"/>
          <table:table-cell table:style-name="ce34" table:formula="of:=CEILING(([.B24]/6);1)"/>
          <table:table-cell table:style-name="ce34" table:formula="of:=CEILING(([.B24]/8);1)"/>
          <table:table-cell table:style-name="ce34"/>
          <table:table-cell table:style-name="ce34" table:formula="of:=CEILING(([.B24]/15);1)"/>
          <table:table-cell table:style-name="ce34" table:formula="of:=CEILING(([.B24]/20);1)"/>
          <table:table-cell table:style-name="ce34" table:formula="of:=CEILING(([.B24]/25);1)"/>
          <table:table-cell table:style-name="ce34"/>
          <table:table-cell table:number-columns-repeated="1002"/>
        </table:table-row>
        <table:table-row table:style-name="ro3">
          <table:table-cell table:style-name="ce40"/>
          <table:table-cell table:style-name="ce41" office:value-type="float" office:value="9.7">
            <text:p>9.70</text:p>
          </table:table-cell>
          <table:table-cell table:style-name="ce34" office:value-type="string">
            <text:p>Tiger</text:p>
          </table:table-cell>
          <table:table-cell table:style-name="ce42" office:value-type="float" office:value="24.0">
            <text:p>24</text:p>
          </table:table-cell>
          <table:table-cell table:style-name="ce42" office:value-type="float" office:value="15.0">
            <text:p>15</text:p>
          </table:table-cell>
          <table:table-cell table:style-name="ce42" office:value-type="float" office:value="6.0">
            <text:p>6</text:p>
          </table:table-cell>
          <table:table-cell table:style-name="ce42" office:value-type="float" office:value="12.0">
            <text:p>12</text:p>
          </table:table-cell>
          <table:table-cell table:style-name="ce42" office:value-type="float" office:value="1.0">
            <text:p>1</text:p>
          </table:table-cell>
          <table:table-cell table:style-name="ce42" office:value-type="string">
            <text:p>7 [2d6]</text:p>
          </table:table-cell>
          <table:table-cell table:number-columns-repeated="2" table:style-name="ce42"/>
          <table:table-cell table:style-name="ce43" office:value-type="string">
            <text:p>2-hex</text:p>
          </table:table-cell>
          <table:table-cell table:style-name="ce33" table:formula="of:=CEILING(([.B25]/3);1)"/>
          <table:table-cell table:style-name="ce34" table:formula="of:=CEILING(([.B25]/4);1)"/>
          <table:table-cell table:style-name="ce34" table:formula="of:=CEILING(([.B25]/5);1)"/>
          <table:table-cell table:style-name="ce34" table:formula="of:=CEILING(([.B25]/6);1)"/>
          <table:table-cell table:style-name="ce34" table:formula="of:=CEILING(([.B25]/8);1)"/>
          <table:table-cell table:style-name="ce34"/>
          <table:table-cell table:style-name="ce34" table:formula="of:=CEILING(([.B25]/15);1)"/>
          <table:table-cell table:style-name="ce34" table:formula="of:=CEILING(([.B25]/20);1)"/>
          <table:table-cell table:style-name="ce34" table:formula="of:=CEILING(([.B25]/25);1)"/>
          <table:table-cell table:style-name="ce34"/>
          <table:table-cell table:number-columns-repeated="1002"/>
        </table:table-row>
        <table:table-row table:style-name="ro4">
          <table:table-cell table:style-name="ce35"/>
          <table:table-cell table:style-name="ce44" office:value-type="float" office:value="10.0">
            <text:p>10.00</text:p>
          </table:table-cell>
          <table:table-cell table:style-name="ce36" office:value-type="string">
            <text:p>Troll</text:p>
          </table:table-cell>
          <table:table-cell table:style-name="ce37" office:value-type="float" office:value="30.0">
            <text:p>30</text:p>
          </table:table-cell>
          <table:table-cell table:style-name="ce37" office:value-type="float" office:value="10.0">
            <text:p>10</text:p>
          </table:table-cell>
          <table:table-cell table:number-columns-repeated="2" table:style-name="ce37" office:value-type="float" office:value="8.0">
            <text:p>8</text:p>
          </table:table-cell>
          <table:table-cell table:style-name="ce37" office:value-type="float" office:value="0.0">
            <text:p>0</text:p>
          </table:table-cell>
          <table:table-cell table:style-name="ce37" office:value-type="string">
            <text:p>6.5 [3d4-1]</text:p>
          </table:table-cell>
          <table:table-cell table:number-columns-repeated="2" table:style-name="ce37"/>
          <table:table-cell table:style-name="ce38" office:value-type="string">
            <text:p>regenerates 1 hit/turn, except for fire damage</text:p>
          </table:table-cell>
          <table:table-cell table:style-name="ce33" table:formula="of:=CEILING(([.B26]/3);1)"/>
          <table:table-cell table:style-name="ce34" table:formula="of:=CEILING(([.B26]/4);1)"/>
          <table:table-cell table:style-name="ce34" table:formula="of:=CEILING(([.B26]/5);1)"/>
          <table:table-cell table:style-name="ce34" table:formula="of:=CEILING(([.B26]/6);1)"/>
          <table:table-cell table:style-name="ce34" table:formula="of:=CEILING(([.B26]/8);1)"/>
          <table:table-cell table:style-name="ce34"/>
          <table:table-cell table:style-name="ce34" table:formula="of:=CEILING(([.B26]/15);1)"/>
          <table:table-cell table:style-name="ce34" table:formula="of:=CEILING(([.B26]/20);1)"/>
          <table:table-cell table:style-name="ce34" table:formula="of:=CEILING(([.B26]/25);1)"/>
          <table:table-cell table:style-name="ce34"/>
          <table:table-cell table:number-columns-repeated="1002"/>
        </table:table-row>
        <table:table-row table:style-name="ro3">
          <table:table-cell table:style-name="ce29" office:value-type="float" office:value="12.0">
            <text:p>12</text:p>
          </table:table-cell>
          <table:table-cell table:style-name="ce39" office:value-type="float" office:value="10.4">
            <text:p>10.40</text:p>
          </table:table-cell>
          <table:table-cell table:style-name="ce30" office:value-type="string">
            <text:p>Kodiak Bear</text:p>
          </table:table-cell>
          <table:table-cell table:style-name="ce31" office:value-type="float" office:value="20.0">
            <text:p>20</text:p>
          </table:table-cell>
          <table:table-cell table:style-name="ce31" office:value-type="float" office:value="11.0">
            <text:p>11</text:p>
          </table:table-cell>
          <table:table-cell table:style-name="ce31" office:value-type="float" office:value="6.0">
            <text:p>6</text:p>
          </table:table-cell>
          <table:table-cell table:style-name="ce31" office:value-type="float" office:value="8.0">
            <text:p>8</text:p>
          </table:table-cell>
          <table:table-cell table:style-name="ce31" office:value-type="float" office:value="2.0">
            <text:p>2</text:p>
          </table:table-cell>
          <table:table-cell table:style-name="ce31" office:value-type="string">
            <text:p>9 [2d8]</text:p>
          </table:table-cell>
          <table:table-cell table:number-columns-repeated="2" table:style-name="ce31"/>
          <table:table-cell table:style-name="ce32"/>
          <table:table-cell table:style-name="ce33" table:formula="of:=CEILING(([.B27]/3);1)"/>
          <table:table-cell table:style-name="ce34" table:formula="of:=CEILING(([.B27]/4);1)"/>
          <table:table-cell table:style-name="ce34" table:formula="of:=CEILING(([.B27]/5);1)"/>
          <table:table-cell table:style-name="ce34" table:formula="of:=CEILING(([.B27]/6);1)"/>
          <table:table-cell table:style-name="ce34" table:formula="of:=CEILING(([.B27]/8);1)"/>
          <table:table-cell table:style-name="ce34"/>
          <table:table-cell table:style-name="ce34" table:formula="of:=CEILING(([.B27]/15);1)"/>
          <table:table-cell table:style-name="ce34" table:formula="of:=CEILING(([.B27]/20);1)"/>
          <table:table-cell table:style-name="ce34" table:formula="of:=CEILING(([.B27]/25);1)"/>
          <table:table-cell table:style-name="ce34"/>
          <table:table-cell table:number-columns-repeated="1002"/>
        </table:table-row>
        <table:table-row table:style-name="ro5">
          <table:table-cell table:style-name="ce40"/>
          <table:table-cell table:style-name="ce41" office:value-type="float" office:value="10.7">
            <text:p>10.70</text:p>
          </table:table-cell>
          <table:table-cell table:style-name="ce34" office:value-type="string">
            <text:p>Rhinocerus</text:p>
          </table:table-cell>
          <table:table-cell table:style-name="ce42" office:value-type="float" office:value="25.0">
            <text:p>25</text:p>
          </table:table-cell>
          <table:table-cell table:style-name="ce42" office:value-type="float" office:value="10.0">
            <text:p>10</text:p>
          </table:table-cell>
          <table:table-cell table:style-name="ce42" office:value-type="float" office:value="5.0">
            <text:p>5</text:p>
          </table:table-cell>
          <table:table-cell table:style-name="ce42" office:value-type="float" office:value="24.0">
            <text:p>24</text:p>
          </table:table-cell>
          <table:table-cell table:style-name="ce42" office:value-type="float" office:value="3.0">
            <text:p>3</text:p>
          </table:table-cell>
          <table:table-cell table:style-name="ce42" office:value-type="string">
            <text:p>9 [2d8]</text:p>
          </table:table-cell>
          <table:table-cell table:number-columns-repeated="2" table:style-name="ce42"/>
          <table:table-cell table:style-name="ce43" office:value-type="string">
            <text:p>treat as Pole Weapon</text:p>
          </table:table-cell>
          <table:table-cell table:style-name="ce33" table:formula="of:=CEILING(([.B28]/3);1)"/>
          <table:table-cell table:style-name="ce34" table:formula="of:=CEILING(([.B28]/4);1)"/>
          <table:table-cell table:style-name="ce34" table:formula="of:=CEILING(([.B28]/5);1)"/>
          <table:table-cell table:style-name="ce34" table:formula="of:=CEILING(([.B28]/6);1)"/>
          <table:table-cell table:style-name="ce34" table:formula="of:=CEILING(([.B28]/8);1)"/>
          <table:table-cell table:style-name="ce34"/>
          <table:table-cell table:style-name="ce34" table:formula="of:=CEILING(([.B28]/15);1)"/>
          <table:table-cell table:style-name="ce34" table:formula="of:=CEILING(([.B28]/20);1)"/>
          <table:table-cell table:style-name="ce34" table:formula="of:=CEILING(([.B28]/25);1)"/>
          <table:table-cell table:style-name="ce34"/>
          <table:table-cell table:number-columns-repeated="1002"/>
        </table:table-row>
        <table:table-row table:style-name="ro3">
          <table:table-cell table:style-name="ce40"/>
          <table:table-cell table:style-name="ce41" office:value-type="float" office:value="11.2">
            <text:p>11.20</text:p>
          </table:table-cell>
          <table:table-cell table:style-name="ce34" office:value-type="string">
            <text:p>Invisible Stalker</text:p>
          </table:table-cell>
          <table:table-cell table:style-name="ce42" office:value-type="float" office:value="20.0">
            <text:p>20</text:p>
          </table:table-cell>
          <table:table-cell table:style-name="ce42" office:value-type="float" office:value="12.0">
            <text:p>12</text:p>
          </table:table-cell>
          <table:table-cell table:style-name="ce42" office:value-type="float" office:value="10.0">
            <text:p>10</text:p>
          </table:table-cell>
          <table:table-cell table:style-name="ce42" office:value-type="float" office:value="14.0">
            <text:p>14</text:p>
          </table:table-cell>
          <table:table-cell table:style-name="ce42" office:value-type="float" office:value="2.0">
            <text:p>2</text:p>
          </table:table-cell>
          <table:table-cell table:style-name="ce42" office:value-type="string">
            <text:p>10.5 [3d6]</text:p>
          </table:table-cell>
          <table:table-cell table:number-columns-repeated="2" table:style-name="ce42"/>
          <table:table-cell table:style-name="ce43" office:value-type="string">
            <text:p>Dx-6 to hit</text:p>
          </table:table-cell>
          <table:table-cell table:style-name="ce33" table:formula="of:=CEILING(([.B29]/3);1)"/>
          <table:table-cell table:style-name="ce34" table:formula="of:=CEILING(([.B29]/4);1)"/>
          <table:table-cell table:style-name="ce34" table:formula="of:=CEILING(([.B29]/5);1)"/>
          <table:table-cell table:style-name="ce34" table:formula="of:=CEILING(([.B29]/6);1)"/>
          <table:table-cell table:style-name="ce34" table:formula="of:=CEILING(([.B29]/8);1)"/>
          <table:table-cell table:style-name="ce34"/>
          <table:table-cell table:style-name="ce34" table:formula="of:=CEILING(([.B29]/15);1)"/>
          <table:table-cell table:style-name="ce34" table:formula="of:=CEILING(([.B29]/20);1)"/>
          <table:table-cell table:style-name="ce34" table:formula="of:=CEILING(([.B29]/25);1)"/>
          <table:table-cell table:style-name="ce34"/>
          <table:table-cell table:number-columns-repeated="1002"/>
        </table:table-row>
        <table:table-row table:style-name="ro4">
          <table:table-cell table:style-name="ce35"/>
          <table:table-cell table:style-name="ce44" office:value-type="float" office:value="11.8">
            <text:p>11.80</text:p>
          </table:table-cell>
          <table:table-cell table:style-name="ce36" office:value-type="string">
            <text:p>Dragon</text:p>
          </table:table-cell>
          <table:table-cell table:style-name="ce37" office:value-type="float" office:value="25.0">
            <text:p>25</text:p>
          </table:table-cell>
          <table:table-cell table:style-name="ce37" office:value-type="float" office:value="13.0">
            <text:p>13</text:p>
          </table:table-cell>
          <table:table-cell table:style-name="ce37" office:value-type="float" office:value="16.0">
            <text:p>16</text:p>
          </table:table-cell>
          <table:table-cell table:style-name="ce37" office:value-type="string">
            <text:p>'6/16</text:p>
          </table:table-cell>
          <table:table-cell table:style-name="ce37" office:value-type="float" office:value="3.0">
            <text:p>3</text:p>
          </table:table-cell>
          <table:table-cell table:style-name="ce37" office:value-type="string">
            <text:p>5 [2d4] &amp; 7 [2d6]</text:p>
          </table:table-cell>
          <table:table-cell table:style-name="ce37" office:value-type="float" office:value="2.0">
            <text:p>2</text:p>
          </table:table-cell>
          <table:table-cell table:style-name="ce37"/>
          <table:table-cell table:style-name="ce38" office:value-type="string">
            <text:p>4-hex; 3 ST / breath; choose color</text:p>
          </table:table-cell>
          <table:table-cell table:style-name="ce33" table:formula="of:=CEILING(([.B30]/3);1)"/>
          <table:table-cell table:style-name="ce34" table:formula="of:=CEILING(([.B30]/4);1)"/>
          <table:table-cell table:style-name="ce34" table:formula="of:=CEILING(([.B30]/5);1)"/>
          <table:table-cell table:style-name="ce34" table:formula="of:=CEILING(([.B30]/6);1)"/>
          <table:table-cell table:style-name="ce34" table:formula="of:=CEILING(([.B30]/8);1)"/>
          <table:table-cell table:style-name="ce34"/>
          <table:table-cell table:style-name="ce34" table:formula="of:=CEILING(([.B30]/15);1)"/>
          <table:table-cell table:style-name="ce34" table:formula="of:=CEILING(([.B30]/20);1)"/>
          <table:table-cell table:style-name="ce34" table:formula="of:=CEILING(([.B30]/25);1)"/>
          <table:table-cell table:style-name="ce34"/>
          <table:table-cell table:number-columns-repeated="1002"/>
        </table:table-row>
        <table:table-row table:style-name="ro3">
          <table:table-cell table:style-name="ce29" office:value-type="float" office:value="13.0">
            <text:p>13</text:p>
          </table:table-cell>
          <table:table-cell table:style-name="ce39" office:value-type="float" office:value="12.7">
            <text:p>12.70</text:p>
          </table:table-cell>
          <table:table-cell table:style-name="ce30" office:value-type="string">
            <text:p>Yeti</text:p>
          </table:table-cell>
          <table:table-cell table:style-name="ce31" office:value-type="float" office:value="24.0">
            <text:p>24</text:p>
          </table:table-cell>
          <table:table-cell table:style-name="ce31" office:value-type="float" office:value="14.0">
            <text:p>14</text:p>
          </table:table-cell>
          <table:table-cell table:style-name="ce31" office:value-type="float" office:value="10.0">
            <text:p>10</text:p>
          </table:table-cell>
          <table:table-cell table:style-name="ce31" office:value-type="float" office:value="12.0">
            <text:p>12</text:p>
          </table:table-cell>
          <table:table-cell table:style-name="ce31" office:value-type="float" office:value="3.0">
            <text:p>3</text:p>
          </table:table-cell>
          <table:table-cell table:style-name="ce31" office:value-type="string">
            <text:p>10 [4d4]</text:p>
          </table:table-cell>
          <table:table-cell table:number-columns-repeated="2" table:style-name="ce31"/>
          <table:table-cell table:style-name="ce32" office:value-type="string">
            <text:p>Stealth 5</text:p>
          </table:table-cell>
          <table:table-cell table:style-name="ce33" table:formula="of:=CEILING(([.B31]/3);1)"/>
          <table:table-cell table:style-name="ce34" table:formula="of:=CEILING(([.B31]/4);1)"/>
          <table:table-cell table:style-name="ce34" table:formula="of:=CEILING(([.B31]/5);1)"/>
          <table:table-cell table:style-name="ce34" table:formula="of:=CEILING(([.B31]/6);1)"/>
          <table:table-cell table:style-name="ce34" table:formula="of:=CEILING(([.B31]/8);1)"/>
          <table:table-cell table:style-name="ce34"/>
          <table:table-cell table:style-name="ce34" table:formula="of:=CEILING(([.B31]/15);1)"/>
          <table:table-cell table:style-name="ce34" table:formula="of:=CEILING(([.B31]/20);1)"/>
          <table:table-cell table:style-name="ce34" table:formula="of:=CEILING(([.B31]/25);1)"/>
          <table:table-cell table:style-name="ce34"/>
          <table:table-cell table:number-columns-repeated="1002"/>
        </table:table-row>
        <table:table-row table:style-name="ro4">
          <table:table-cell table:style-name="ce40"/>
          <table:table-cell table:style-name="ce41" office:value-type="float" office:value="13.0">
            <text:p>13.00</text:p>
          </table:table-cell>
          <table:table-cell table:style-name="ce34" office:value-type="string">
            <text:p>Basilisk</text:p>
          </table:table-cell>
          <table:table-cell table:style-name="ce42" office:value-type="float" office:value="30.0">
            <text:p>30</text:p>
          </table:table-cell>
          <table:table-cell table:style-name="ce42" office:value-type="float" office:value="11.0">
            <text:p>11</text:p>
          </table:table-cell>
          <table:table-cell table:style-name="ce42" office:value-type="float" office:value="9.0">
            <text:p>9</text:p>
          </table:table-cell>
          <table:table-cell table:style-name="ce42" office:value-type="float" office:value="14.0">
            <text:p>14</text:p>
          </table:table-cell>
          <table:table-cell table:style-name="ce42" office:value-type="float" office:value="0.0">
            <text:p>0</text:p>
          </table:table-cell>
          <table:table-cell table:style-name="ce42" office:value-type="string">
            <text:p>6.5 [3d4-1]</text:p>
          </table:table-cell>
          <table:table-cell table:number-columns-repeated="2" table:style-name="ce42"/>
          <table:table-cell table:style-name="ce43" office:value-type="string">
            <text:p>instead of bite, may attempt Sleep 4 (no ST cost)</text:p>
          </table:table-cell>
          <table:table-cell table:style-name="ce33" table:formula="of:=CEILING(([.B32]/3);1)"/>
          <table:table-cell table:style-name="ce34" table:formula="of:=CEILING(([.B32]/4);1)"/>
          <table:table-cell table:style-name="ce34" table:formula="of:=CEILING(([.B32]/5);1)"/>
          <table:table-cell table:style-name="ce34" table:formula="of:=CEILING(([.B32]/6);1)"/>
          <table:table-cell table:style-name="ce34" table:formula="of:=CEILING(([.B32]/8);1)"/>
          <table:table-cell table:style-name="ce34"/>
          <table:table-cell table:style-name="ce34" table:formula="of:=CEILING(([.B32]/15);1)"/>
          <table:table-cell table:style-name="ce34" table:formula="of:=CEILING(([.B32]/20);1)"/>
          <table:table-cell table:style-name="ce34" table:formula="of:=CEILING(([.B32]/25);1)"/>
          <table:table-cell table:style-name="ce34"/>
          <table:table-cell table:number-columns-repeated="1002"/>
        </table:table-row>
        <table:table-row table:style-name="ro4">
          <table:table-cell table:style-name="ce40"/>
          <table:table-cell table:style-name="ce41" office:value-type="float" office:value="13.0">
            <text:p>13.00</text:p>
          </table:table-cell>
          <table:table-cell table:style-name="ce34" office:value-type="string">
            <text:p>Grey Manticore</text:p>
          </table:table-cell>
          <table:table-cell table:style-name="ce42" office:value-type="float" office:value="20.0">
            <text:p>20</text:p>
          </table:table-cell>
          <table:table-cell table:style-name="ce42" office:value-type="float" office:value="14.0">
            <text:p>14</text:p>
          </table:table-cell>
          <table:table-cell table:style-name="ce42" office:value-type="float" office:value="6.0">
            <text:p>6</text:p>
          </table:table-cell>
          <table:table-cell table:style-name="ce42" office:value-type="float" office:value="14.0">
            <text:p>14</text:p>
          </table:table-cell>
          <table:table-cell table:style-name="ce42" office:value-type="float" office:value="4.0">
            <text:p>4</text:p>
          </table:table-cell>
          <table:table-cell table:style-name="ce42" office:value-type="string">
            <text:p>5.5 [d8+1] / 4.5 [d8]</text:p>
          </table:table-cell>
          <table:table-cell table:style-name="ce42" office:value-type="string">
            <text:p>1 / 3</text:p>
          </table:table-cell>
          <table:table-cell table:style-name="ce42"/>
          <table:table-cell table:style-name="ce43" office:value-type="string">
            <text:p>may bite OR fire up to 3 spikes/round (missiles)</text:p>
          </table:table-cell>
          <table:table-cell table:style-name="ce33" table:formula="of:=CEILING(([.B33]/3);1)"/>
          <table:table-cell table:style-name="ce34" table:formula="of:=CEILING(([.B33]/4);1)"/>
          <table:table-cell table:style-name="ce34" table:formula="of:=CEILING(([.B33]/5);1)"/>
          <table:table-cell table:style-name="ce34" table:formula="of:=CEILING(([.B33]/6);1)"/>
          <table:table-cell table:style-name="ce34" table:formula="of:=CEILING(([.B33]/8);1)"/>
          <table:table-cell table:style-name="ce34"/>
          <table:table-cell table:style-name="ce34" table:formula="of:=CEILING(([.B33]/15);1)"/>
          <table:table-cell table:style-name="ce34" table:formula="of:=CEILING(([.B33]/20);1)"/>
          <table:table-cell table:style-name="ce34" table:formula="of:=CEILING(([.B33]/25);1)"/>
          <table:table-cell table:style-name="ce34"/>
          <table:table-cell table:number-columns-repeated="1002"/>
        </table:table-row>
        <table:table-row table:style-name="ro4">
          <table:table-cell table:style-name="ce40"/>
          <table:table-cell table:style-name="ce41" office:value-type="float" office:value="13.5">
            <text:p>13.50</text:p>
          </table:table-cell>
          <table:table-cell table:style-name="ce34" office:value-type="string">
            <text:p>Wight</text:p>
          </table:table-cell>
          <table:table-cell table:style-name="ce42" office:value-type="float" office:value="24.0">
            <text:p>24</text:p>
          </table:table-cell>
          <table:table-cell table:style-name="ce42" office:value-type="float" office:value="14.0">
            <text:p>14</text:p>
          </table:table-cell>
          <table:table-cell table:style-name="ce42" office:value-type="float" office:value="8.0">
            <text:p>8</text:p>
          </table:table-cell>
          <table:table-cell table:style-name="ce42" office:value-type="float" office:value="12.0">
            <text:p>12</text:p>
          </table:table-cell>
          <table:table-cell table:style-name="ce42" office:value-type="float" office:value="3.0">
            <text:p>3</text:p>
          </table:table-cell>
          <table:table-cell table:style-name="ce42" office:value-type="string">
            <text:p>9.5 [3d6-1] / 7 [2d6]</text:p>
          </table:table-cell>
          <table:table-cell table:number-columns-repeated="2" table:style-name="ce42"/>
          <table:table-cell table:style-name="ce43" office:value-type="string">
            <text:p>only hurt by ethereal bow or enhanced weapons</text:p>
          </table:table-cell>
          <table:table-cell table:style-name="ce33" table:formula="of:=CEILING(([.B34]/3);1)"/>
          <table:table-cell table:style-name="ce34" table:formula="of:=CEILING(([.B34]/4);1)"/>
          <table:table-cell table:style-name="ce34" table:formula="of:=CEILING(([.B34]/5);1)"/>
          <table:table-cell table:style-name="ce34" table:formula="of:=CEILING(([.B34]/6);1)"/>
          <table:table-cell table:style-name="ce34" table:formula="of:=CEILING(([.B34]/8);1)"/>
          <table:table-cell table:style-name="ce34"/>
          <table:table-cell table:style-name="ce34" table:formula="of:=CEILING(([.B34]/15);1)"/>
          <table:table-cell table:style-name="ce34" table:formula="of:=CEILING(([.B34]/20);1)"/>
          <table:table-cell table:style-name="ce34" table:formula="of:=CEILING(([.B34]/25);1)"/>
          <table:table-cell table:style-name="ce34"/>
          <table:table-cell table:number-columns-repeated="1002"/>
        </table:table-row>
        <table:table-row table:style-name="ro5">
          <table:table-cell table:style-name="ce35"/>
          <table:table-cell table:style-name="ce44" office:value-type="float" office:value="14.7">
            <text:p>14.70</text:p>
          </table:table-cell>
          <table:table-cell table:style-name="ce36" office:value-type="string">
            <text:p>Wooly Rhinocerus</text:p>
          </table:table-cell>
          <table:table-cell table:style-name="ce37" office:value-type="float" office:value="35.0">
            <text:p>35</text:p>
          </table:table-cell>
          <table:table-cell table:style-name="ce37" office:value-type="float" office:value="12.0">
            <text:p>12</text:p>
          </table:table-cell>
          <table:table-cell table:style-name="ce37" office:value-type="float" office:value="5.0">
            <text:p>5</text:p>
          </table:table-cell>
          <table:table-cell table:style-name="ce37" office:value-type="float" office:value="24.0">
            <text:p>24</text:p>
          </table:table-cell>
          <table:table-cell table:style-name="ce37" office:value-type="float" office:value="3.0">
            <text:p>3</text:p>
          </table:table-cell>
          <table:table-cell table:style-name="ce37" office:value-type="string">
            <text:p>9 [2d8]</text:p>
          </table:table-cell>
          <table:table-cell table:number-columns-repeated="2" table:style-name="ce37"/>
          <table:table-cell table:style-name="ce38" office:value-type="string">
            <text:p>treat as Pole Weapon</text:p>
          </table:table-cell>
          <table:table-cell table:style-name="ce33" table:formula="of:=CEILING(([.B35]/3);1)"/>
          <table:table-cell table:style-name="ce34" table:formula="of:=CEILING(([.B35]/4);1)"/>
          <table:table-cell table:style-name="ce34" table:formula="of:=CEILING(([.B35]/5);1)"/>
          <table:table-cell table:style-name="ce34" table:formula="of:=CEILING(([.B35]/6);1)"/>
          <table:table-cell table:style-name="ce34" table:formula="of:=CEILING(([.B35]/8);1)"/>
          <table:table-cell table:style-name="ce34"/>
          <table:table-cell table:style-name="ce34" table:formula="of:=CEILING(([.B35]/15);1)"/>
          <table:table-cell table:style-name="ce34" table:formula="of:=CEILING(([.B35]/20);1)"/>
          <table:table-cell table:style-name="ce34" table:formula="of:=CEILING(([.B35]/25);1)"/>
          <table:table-cell table:style-name="ce34"/>
          <table:table-cell table:number-columns-repeated="1002"/>
        </table:table-row>
        <table:table-row table:style-name="ro5">
          <table:table-cell table:style-name="ce29" office:value-type="float" office:value="14.0">
            <text:p>14</text:p>
          </table:table-cell>
          <table:table-cell table:style-name="ce39" office:value-type="float" office:value="15.6">
            <text:p>15.60</text:p>
          </table:table-cell>
          <table:table-cell table:style-name="ce30" office:value-type="string">
            <text:p>Indricotherium</text:p>
          </table:table-cell>
          <table:table-cell table:style-name="ce31" office:value-type="float" office:value="40.0">
            <text:p>40</text:p>
          </table:table-cell>
          <table:table-cell table:style-name="ce31" office:value-type="float" office:value="12.0">
            <text:p>12</text:p>
          </table:table-cell>
          <table:table-cell table:style-name="ce31" office:value-type="float" office:value="5.0">
            <text:p>5</text:p>
          </table:table-cell>
          <table:table-cell table:style-name="ce31" office:value-type="float" office:value="12.0">
            <text:p>12</text:p>
          </table:table-cell>
          <table:table-cell table:style-name="ce31" office:value-type="float" office:value="2.0">
            <text:p>2</text:p>
          </table:table-cell>
          <table:table-cell table:style-name="ce31" office:value-type="string">
            <text:p>10.5 [3d6]</text:p>
          </table:table-cell>
          <table:table-cell table:number-columns-repeated="2" table:style-name="ce31"/>
          <table:table-cell table:style-name="ce32" office:value-type="string">
            <text:p>giant rhinoceros; 8-10 hexes</text:p>
          </table:table-cell>
          <table:table-cell table:style-name="ce33" table:formula="of:=CEILING(([.B36]/3);1)"/>
          <table:table-cell table:style-name="ce34" table:formula="of:=CEILING(([.B36]/4);1)"/>
          <table:table-cell table:style-name="ce34" table:formula="of:=CEILING(([.B36]/5);1)"/>
          <table:table-cell table:style-name="ce34" table:formula="of:=CEILING(([.B36]/6);1)"/>
          <table:table-cell table:style-name="ce34" table:formula="of:=CEILING(([.B36]/8);1)"/>
          <table:table-cell table:style-name="ce34"/>
          <table:table-cell table:style-name="ce34" table:formula="of:=CEILING(([.B36]/15);1)"/>
          <table:table-cell table:style-name="ce34" table:formula="of:=CEILING(([.B36]/20);1)"/>
          <table:table-cell table:style-name="ce34" table:formula="of:=CEILING(([.B36]/25);1)"/>
          <table:table-cell table:style-name="ce34"/>
          <table:table-cell table:number-columns-repeated="1002"/>
        </table:table-row>
        <table:table-row table:style-name="ro4">
          <table:table-cell table:style-name="ce40"/>
          <table:table-cell table:style-name="ce41" office:value-type="float" office:value="16.5">
            <text:p>16.50</text:p>
          </table:table-cell>
          <table:table-cell table:style-name="ce34" office:value-type="string">
            <text:p>Monster Constrictor</text:p>
          </table:table-cell>
          <table:table-cell table:style-name="ce42" office:value-type="float" office:value="45.0">
            <text:p>45</text:p>
          </table:table-cell>
          <table:table-cell table:style-name="ce42" office:value-type="float" office:value="11.0">
            <text:p>11</text:p>
          </table:table-cell>
          <table:table-cell table:style-name="ce42" office:value-type="float" office:value="6.0">
            <text:p>6</text:p>
          </table:table-cell>
          <table:table-cell table:style-name="ce42" office:value-type="float" office:value="8.0">
            <text:p>8</text:p>
          </table:table-cell>
          <table:table-cell table:style-name="ce42" office:value-type="float" office:value="0.0">
            <text:p>0</text:p>
          </table:table-cell>
          <table:table-cell table:style-name="ce42" office:value-type="string">
            <text:p>14 [4d6]</text:p>
          </table:table-cell>
          <table:table-cell table:number-columns-repeated="2" table:style-name="ce42"/>
          <table:table-cell table:style-name="ce43" office:value-type="string">
            <text:p>4-hex; Rope 4 on a hit, with 14 [4d6] dmg/turn</text:p>
          </table:table-cell>
          <table:table-cell table:style-name="ce33" table:formula="of:=CEILING(([.B37]/3);1)"/>
          <table:table-cell table:style-name="ce34" table:formula="of:=CEILING(([.B37]/4);1)"/>
          <table:table-cell table:style-name="ce34" table:formula="of:=CEILING(([.B37]/5);1)"/>
          <table:table-cell table:style-name="ce34" table:formula="of:=CEILING(([.B37]/6);1)"/>
          <table:table-cell table:style-name="ce34" table:formula="of:=CEILING(([.B37]/8);1)"/>
          <table:table-cell table:style-name="ce34"/>
          <table:table-cell table:style-name="ce34" table:formula="of:=CEILING(([.B37]/15);1)"/>
          <table:table-cell table:style-name="ce34" table:formula="of:=CEILING(([.B37]/20);1)"/>
          <table:table-cell table:style-name="ce34" table:formula="of:=CEILING(([.B37]/25);1)"/>
          <table:table-cell table:style-name="ce34"/>
          <table:table-cell table:number-columns-repeated="1002"/>
        </table:table-row>
        <table:table-row table:style-name="ro4">
          <table:table-cell table:style-name="ce35"/>
          <table:table-cell table:style-name="ce44" office:value-type="float" office:value="17.2">
            <text:p>17.20</text:p>
          </table:table-cell>
          <table:table-cell table:style-name="ce36" office:value-type="string">
            <text:p>Dragon</text:p>
          </table:table-cell>
          <table:table-cell table:style-name="ce37" office:value-type="float" office:value="40.0">
            <text:p>40</text:p>
          </table:table-cell>
          <table:table-cell table:style-name="ce37" office:value-type="float" office:value="13.0">
            <text:p>13</text:p>
          </table:table-cell>
          <table:table-cell table:style-name="ce37" office:value-type="float" office:value="18.0">
            <text:p>18</text:p>
          </table:table-cell>
          <table:table-cell table:style-name="ce37" office:value-type="string">
            <text:p>'6/18</text:p>
          </table:table-cell>
          <table:table-cell table:style-name="ce37" office:value-type="float" office:value="4.0">
            <text:p>4</text:p>
          </table:table-cell>
          <table:table-cell table:style-name="ce37" office:value-type="string">
            <text:p>6.5 [d12] &amp; 9.5 [3d6-1]</text:p>
          </table:table-cell>
          <table:table-cell table:style-name="ce37" office:value-type="float" office:value="2.0">
            <text:p>2</text:p>
          </table:table-cell>
          <table:table-cell table:style-name="ce37"/>
          <table:table-cell table:style-name="ce38" office:value-type="string">
            <text:p>6-hex; 4 ST / breath; choose color</text:p>
          </table:table-cell>
          <table:table-cell table:style-name="ce33" table:formula="of:=CEILING(([.B38]/3);1)"/>
          <table:table-cell table:style-name="ce34" table:formula="of:=CEILING(([.B38]/4);1)"/>
          <table:table-cell table:style-name="ce34" table:formula="of:=CEILING(([.B38]/5);1)"/>
          <table:table-cell table:style-name="ce34" table:formula="of:=CEILING(([.B38]/6);1)"/>
          <table:table-cell table:style-name="ce34" table:formula="of:=CEILING(([.B38]/8);1)"/>
          <table:table-cell table:style-name="ce34"/>
          <table:table-cell table:style-name="ce34" table:formula="of:=CEILING(([.B38]/15);1)"/>
          <table:table-cell table:style-name="ce34" table:formula="of:=CEILING(([.B38]/20);1)"/>
          <table:table-cell table:style-name="ce34" table:formula="of:=CEILING(([.B38]/25);1)"/>
          <table:table-cell table:style-name="ce34"/>
          <table:table-cell table:number-columns-repeated="1002"/>
        </table:table-row>
        <table:table-row table:style-name="ro4">
          <table:table-cell table:style-name="ce29" office:value-type="float" office:value="15.0">
            <text:p>15</text:p>
          </table:table-cell>
          <table:table-cell table:style-name="ce39" office:value-type="float" office:value="18.1">
            <text:p>18.10</text:p>
          </table:table-cell>
          <table:table-cell table:style-name="ce30" office:value-type="string">
            <text:p>Basilisk</text:p>
          </table:table-cell>
          <table:table-cell table:style-name="ce31" office:value-type="float" office:value="40.0">
            <text:p>40</text:p>
          </table:table-cell>
          <table:table-cell table:style-name="ce31" office:value-type="float" office:value="14.0">
            <text:p>14</text:p>
          </table:table-cell>
          <table:table-cell table:style-name="ce31" office:value-type="float" office:value="10.0">
            <text:p>10</text:p>
          </table:table-cell>
          <table:table-cell table:style-name="ce31" office:value-type="float" office:value="18.0">
            <text:p>18</text:p>
          </table:table-cell>
          <table:table-cell table:style-name="ce31" office:value-type="float" office:value="0.0">
            <text:p>0</text:p>
          </table:table-cell>
          <table:table-cell table:style-name="ce31" office:value-type="string">
            <text:p>10.5 [3d6]</text:p>
          </table:table-cell>
          <table:table-cell table:number-columns-repeated="2" table:style-name="ce31"/>
          <table:table-cell table:style-name="ce32" office:value-type="string">
            <text:p>instead of bite, may attempt Sleep 5 (no ST cost)</text:p>
          </table:table-cell>
          <table:table-cell table:style-name="ce33" table:formula="of:=CEILING(([.B39]/3);1)"/>
          <table:table-cell table:style-name="ce34" table:formula="of:=CEILING(([.B39]/4);1)"/>
          <table:table-cell table:style-name="ce34" table:formula="of:=CEILING(([.B39]/5);1)"/>
          <table:table-cell table:style-name="ce34" table:formula="of:=CEILING(([.B39]/6);1)"/>
          <table:table-cell table:style-name="ce34" table:formula="of:=CEILING(([.B39]/8);1)"/>
          <table:table-cell table:style-name="ce34"/>
          <table:table-cell table:style-name="ce34" table:formula="of:=CEILING(([.B39]/15);1)"/>
          <table:table-cell table:style-name="ce34" table:formula="of:=CEILING(([.B39]/20);1)"/>
          <table:table-cell table:style-name="ce34" table:formula="of:=CEILING(([.B39]/25);1)"/>
          <table:table-cell table:style-name="ce34"/>
          <table:table-cell table:number-columns-repeated="1002"/>
        </table:table-row>
        <table:table-row table:style-name="ro5">
          <table:table-cell table:style-name="ce40"/>
          <table:table-cell table:style-name="ce41" office:value-type="float" office:value="18.3">
            <text:p>18.30</text:p>
          </table:table-cell>
          <table:table-cell table:style-name="ce34" office:value-type="string">
            <text:p>Sabertooth</text:p>
          </table:table-cell>
          <table:table-cell table:style-name="ce42" office:value-type="float" office:value="30.0">
            <text:p>30</text:p>
          </table:table-cell>
          <table:table-cell table:style-name="ce42" office:value-type="float" office:value="13.0">
            <text:p>13</text:p>
          </table:table-cell>
          <table:table-cell table:style-name="ce42" office:value-type="float" office:value="5.0">
            <text:p>5</text:p>
          </table:table-cell>
          <table:table-cell table:style-name="ce42" office:value-type="float" office:value="12.0">
            <text:p>12</text:p>
          </table:table-cell>
          <table:table-cell table:style-name="ce42" office:value-type="float" office:value="1.0">
            <text:p>1</text:p>
          </table:table-cell>
          <table:table-cell table:style-name="ce42" office:value-type="string">
            <text:p>7.5 [3d4] &amp; 10.5 [3d6]</text:p>
          </table:table-cell>
          <table:table-cell table:style-name="ce42" office:value-type="float" office:value="2.0">
            <text:p>2</text:p>
          </table:table-cell>
          <table:table-cell table:style-name="ce42"/>
          <table:table-cell table:style-name="ce43" office:value-type="string">
            <text:p>2-hex</text:p>
          </table:table-cell>
          <table:table-cell table:style-name="ce33" table:formula="of:=CEILING(([.B40]/3);1)"/>
          <table:table-cell table:style-name="ce34" table:formula="of:=CEILING(([.B40]/4);1)"/>
          <table:table-cell table:style-name="ce34" table:formula="of:=CEILING(([.B40]/5);1)"/>
          <table:table-cell table:style-name="ce34" table:formula="of:=CEILING(([.B40]/6);1)"/>
          <table:table-cell table:style-name="ce34" table:formula="of:=CEILING(([.B40]/8);1)"/>
          <table:table-cell table:style-name="ce34"/>
          <table:table-cell table:style-name="ce34" table:formula="of:=CEILING(([.B40]/15);1)"/>
          <table:table-cell table:style-name="ce34" table:formula="of:=CEILING(([.B40]/20);1)"/>
          <table:table-cell table:style-name="ce34" table:formula="of:=CEILING(([.B40]/25);1)"/>
          <table:table-cell table:style-name="ce34"/>
          <table:table-cell table:number-columns-repeated="1002"/>
        </table:table-row>
        <table:table-row table:style-name="ro3">
          <table:table-cell table:style-name="ce35"/>
          <table:table-cell table:style-name="ce44" office:value-type="float" office:value="18.5">
            <text:p>18.50</text:p>
          </table:table-cell>
          <table:table-cell table:style-name="ce36" office:value-type="string">
            <text:p>Poisonous Snake</text:p>
          </table:table-cell>
          <table:table-cell table:style-name="ce37" office:value-type="float" office:value="45.0">
            <text:p>45</text:p>
          </table:table-cell>
          <table:table-cell table:style-name="ce37" office:value-type="float" office:value="11.0">
            <text:p>11</text:p>
          </table:table-cell>
          <table:table-cell table:style-name="ce37" office:value-type="float" office:value="6.0">
            <text:p>6</text:p>
          </table:table-cell>
          <table:table-cell table:style-name="ce37" office:value-type="float" office:value="8.0">
            <text:p>8</text:p>
          </table:table-cell>
          <table:table-cell table:style-name="ce37" office:value-type="float" office:value="0.0">
            <text:p>0</text:p>
          </table:table-cell>
          <table:table-cell table:style-name="ce37" office:value-type="string">
            <text:p>14 [4d6]</text:p>
          </table:table-cell>
          <table:table-cell table:style-name="ce37"/>
          <table:table-cell table:style-name="ce37" office:value-type="string">
            <text:p>14 [4d6]</text:p>
          </table:table-cell>
          <table:table-cell table:style-name="ce38" office:value-type="string">
            <text:p>4-hex</text:p>
          </table:table-cell>
          <table:table-cell table:style-name="ce33" table:formula="of:=CEILING(([.B41]/3);1)"/>
          <table:table-cell table:style-name="ce34" table:formula="of:=CEILING(([.B41]/4);1)"/>
          <table:table-cell table:style-name="ce34" table:formula="of:=CEILING(([.B41]/5);1)"/>
          <table:table-cell table:style-name="ce34" table:formula="of:=CEILING(([.B41]/6);1)"/>
          <table:table-cell table:style-name="ce34" table:formula="of:=CEILING(([.B41]/8);1)"/>
          <table:table-cell table:style-name="ce34"/>
          <table:table-cell table:style-name="ce34" table:formula="of:=CEILING(([.B41]/15);1)"/>
          <table:table-cell table:style-name="ce34" table:formula="of:=CEILING(([.B41]/20);1)"/>
          <table:table-cell table:style-name="ce34" table:formula="of:=CEILING(([.B41]/25);1)"/>
          <table:table-cell table:style-name="ce34"/>
          <table:table-cell table:number-columns-repeated="1002"/>
        </table:table-row>
        <table:table-row table:style-name="ro4">
          <table:table-cell table:style-name="ce45" office:value-type="float" office:value="16.0">
            <text:p>16</text:p>
          </table:table-cell>
          <table:table-cell table:style-name="ce46" office:value-type="float" office:value="21.6">
            <text:p>21.60</text:p>
          </table:table-cell>
          <table:table-cell table:style-name="ce47" office:value-type="string">
            <text:p>Octopus</text:p>
          </table:table-cell>
          <table:table-cell table:style-name="ce48" office:value-type="float" office:value="18.0">
            <text:p>18</text:p>
          </table:table-cell>
          <table:table-cell table:style-name="ce48" office:value-type="float" office:value="15.0">
            <text:p>15</text:p>
          </table:table-cell>
          <table:table-cell table:style-name="ce48" office:value-type="float" office:value="10.0">
            <text:p>10</text:p>
          </table:table-cell>
          <table:table-cell table:style-name="ce48" office:value-type="string">
            <text:p>'8/8</text:p>
          </table:table-cell>
          <table:table-cell table:style-name="ce48" office:value-type="float" office:value="2.0">
            <text:p>2</text:p>
          </table:table-cell>
          <table:table-cell table:style-name="ce48" office:value-type="string">
            <text:p>8 [2d6+1] / 10.5 [d20]</text:p>
          </table:table-cell>
          <table:table-cell table:style-name="ce48" office:value-type="float" office:value="3.0">
            <text:p>3</text:p>
          </table:table-cell>
          <table:table-cell table:style-name="ce48"/>
          <table:table-cell table:style-name="ce49" office:value-type="string">
            <text:p>wields 3 weapons and attacks with each /turn</text:p>
          </table:table-cell>
          <table:table-cell table:style-name="ce33" table:formula="of:=CEILING(([.B42]/3);1)"/>
          <table:table-cell table:style-name="ce34" table:formula="of:=CEILING(([.B42]/4);1)"/>
          <table:table-cell table:style-name="ce34" table:formula="of:=CEILING(([.B42]/5);1)"/>
          <table:table-cell table:style-name="ce34" table:formula="of:=CEILING(([.B42]/6);1)"/>
          <table:table-cell table:style-name="ce34" table:formula="of:=CEILING(([.B42]/8);1)"/>
          <table:table-cell table:style-name="ce34"/>
          <table:table-cell table:style-name="ce34" table:formula="of:=CEILING(([.B42]/15);1)"/>
          <table:table-cell table:style-name="ce34" table:formula="of:=CEILING(([.B42]/20);1)"/>
          <table:table-cell table:style-name="ce34" table:formula="of:=CEILING(([.B42]/25);1)"/>
          <table:table-cell table:style-name="ce34"/>
          <table:table-cell table:number-columns-repeated="1002"/>
        </table:table-row>
        <table:table-row table:style-name="ro3">
          <table:table-cell table:style-name="ce31"/>
          <table:table-cell table:number-columns-repeated="2" table:style-name="ce30"/>
          <table:table-cell table:number-columns-repeated="8" table:style-name="ce31"/>
          <table:table-cell table:style-name="ce30"/>
          <table:table-cell table:number-columns-repeated="10" table:style-name="ce34"/>
          <table:table-cell table:number-columns-repeated="1002"/>
        </table:table-row>
        <table:table-row table:style-name="ro7">
          <table:table-cell table:style-name="ce42"/>
          <table:table-cell table:style-name="ce34" table:number-columns-spanned="20" table:number-rows-spanned="1" office:value-type="string">
            <text:p>For higher power creatures, see Snakes, Dragons, Hydras, Octopi, and Giants</text:p>
          </table:table-cell>
          <table:covered-table-cell table:style-name="ce34"/>
          <table:covered-table-cell table:number-columns-repeated="8" table:style-name="ce42"/>
          <table:covered-table-cell table:number-columns-repeated="10" table:style-name="ce34"/>
          <table:table-cell table:style-name="ce34"/>
          <table:table-cell table:number-columns-repeated="1002"/>
        </table:table-row>
        <table:table-row table:style-name="ro0" table:number-rows-repeated="104853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4">
      <number:number number:min-integer-digits="1" number:grouping="true" number:decimal-places="2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